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.3000001907349pt" officeooo:rsid="0018a372" officeooo:paragraph-rsid="0018a372" style:font-size-asian="10.3000001907349pt" style:font-size-complex="10.3000001907349pt"/>
    </style:style>
    <style:style style:name="P2" style:family="paragraph" style:parent-style-name="Standard">
      <style:text-properties fo:font-size="10.3000001907349pt" officeooo:rsid="0018a372" officeooo:paragraph-rsid="001a6540" style:font-size-asian="10.3000001907349pt" style:font-size-complex="10.3000001907349pt"/>
    </style:style>
    <style:style style:name="P3" style:family="paragraph" style:parent-style-name="Standard">
      <style:text-properties style:font-name="FreeMono" fo:font-size="15pt" officeooo:rsid="0018a372" officeooo:paragraph-rsid="0018a372" style:font-size-asian="15pt" style:font-size-complex="15pt"/>
    </style:style>
    <style:style style:name="P4" style:family="paragraph" style:parent-style-name="Standard">
      <style:text-properties style:font-name="FreeMono" fo:font-size="10pt" officeooo:rsid="0018a372" officeooo:paragraph-rsid="0018a372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FreeMono" fo:font-size="24pt" fo:font-weight="bold" officeooo:rsid="0018a372" officeooo:paragraph-rsid="001c3064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0.3000001907349pt" officeooo:rsid="0018a372" officeooo:paragraph-rsid="0018a372" style:font-size-asian="10.3000001907349pt" style:font-size-complex="10.3000001907349pt"/>
    </style:style>
    <style:style style:name="P7" style:family="paragraph" style:parent-style-name="Standard">
      <style:text-properties fo:font-size="10.3000001907349pt" officeooo:rsid="0018a372" officeooo:paragraph-rsid="001a6540" style:font-size-asian="10.3000001907349pt" style:font-size-complex="10.3000001907349pt"/>
    </style:style>
    <style:style style:name="P8" style:family="paragraph" style:parent-style-name="Standard">
      <style:text-properties fo:font-size="10.3000001907349pt" officeooo:rsid="0018a372" officeooo:paragraph-rsid="001c3064" style:font-size-asian="10.3000001907349pt" style:font-size-complex="10.3000001907349pt"/>
    </style:style>
    <style:style style:name="P9" style:family="paragraph" style:parent-style-name="Standard">
      <style:paragraph-properties fo:text-align="center" style:justify-single-word="false"/>
      <style:text-properties fo:font-size="15pt" officeooo:rsid="0018a372" officeooo:paragraph-rsid="001c3064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6pt" officeooo:rsid="0018a372" officeooo:paragraph-rsid="001c3064" style:font-size-asian="5.25pt" style:font-size-complex="6pt"/>
    </style:style>
    <style:style style:name="P11" style:family="paragraph" style:parent-style-name="Standard">
      <style:text-properties fo:font-size="2pt" officeooo:paragraph-rsid="001c3064" style:font-size-asian="1.75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R S C L S </text:p>
            <text:p text:style-name="P5">D E I A E </text:p>
            <text:p text:style-name="P5">G N T R P </text:p>
            <text:p text:style-name="P5">I A E S O </text:p>
            <text:p text:style-name="P5">L M I D C </text:p>
          </table:table-cell>
          <table:table-cell table:style-name="Table1.B1" office:value-type="string">
            <text:p text:style-name="P10"/>
            <text:p text:style-name="P9"/>
            <text:p text:style-name="P9"/>
            <text:p text:style-name="P9">Word Count: <text:s/>2265</text:p>
            <text:p text:style-name="P9">Total Score: 10196</text:p>
          </table:table-cell>
        </table:table-row>
      </table:table>
      <text:p text:style-name="P4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8">5 rescind </text:p>
            <text:p text:style-name="P8">11 rescaling </text:p>
            <text:p text:style-name="P8"><text:s/>5 rescale </text:p>
            <text:p text:style-name="P8">11 rescales </text:p>
            <text:p text:style-name="P8"><text:s/>3 resile </text:p>
            <text:p text:style-name="P8"><text:s/>5 resiles </text:p>
            <text:p text:style-name="P8"><text:s/>2 resin </text:p>
            <text:p text:style-name="P8">11 resinate </text:p>
            <text:p text:style-name="P8">11 resinates </text:p>
            <text:p text:style-name="P8">11 resinated </text:p>
            <text:p text:style-name="P8"><text:s/>5 resined </text:p>
            <text:p text:style-name="P8"><text:s/>3 resite </text:p>
            <text:p text:style-name="P8"><text:s/>5 resites </text:p>
            <text:p text:style-name="P8"><text:s/>5 resited </text:p>
            <text:p text:style-name="P8"><text:s/>1 recs </text:p>
            <text:p text:style-name="P8"><text:s/>5 recline </text:p>
            <text:p text:style-name="P8">11 recliner </text:p>
            <text:p text:style-name="P8">11 recliners </text:p>
            <text:p text:style-name="P8">11 reclines </text:p>
            <text:p text:style-name="P8">11 reclined </text:p>
            <text:p text:style-name="P8"><text:s/>5 recital </text:p>
            <text:p text:style-name="P8">11 recitals </text:p>
            <text:p text:style-name="P8"><text:s/>3 recite </text:p>
            <text:p text:style-name="P8"><text:s/>5 reciter </text:p>
            <text:p text:style-name="P8">11 reciters </text:p>
            <text:p text:style-name="P8"><text:s/>5 recites </text:p>
            <text:p text:style-name="P8"><text:s/>5 recited </text:p>
            <text:p text:style-name="P8"><text:s/>2 recap </text:p>
            <text:p text:style-name="P8"><text:s/>3 recaps </text:p>
            <text:p text:style-name="P8"><text:s/>1 reds </text:p>
            <text:p text:style-name="P8"><text:s/>1 reis </text:p>
            <text:p text:style-name="P8"><text:s/>1 rein </text:p>
            <text:p text:style-name="P8"><text:s/>5 reinter </text:p>
            <text:p text:style-name="P8">11 reinters </text:p>
            <text:p text:style-name="P8"><text:s/>3 reined </text:p>
            <text:p text:style-name="P8"><text:s/>2 regna </text:p>
            <text:p text:style-name="P8"><text:s/>3 regnal </text:p>
            <text:p text:style-name="P8"><text:s/>3 regina </text:p>
            <text:p text:style-name="P8"><text:s/>5 reginae </text:p>
            <text:p text:style-name="P8"><text:s/>5 reginal </text:p>
            <text:p text:style-name="P8"><text:s/>3 regime </text:p>
            <text:p text:style-name="P8"><text:s/>5 regimen </text:p>
            <text:p text:style-name="P8">11 regiment </text:p>
            <text:p text:style-name="P8">11 regimental </text:p>
            <text:p text:style-name="P8">11 regimentals </text:p>
            <text:p text:style-name="P8"><text:soft-page-break/>11 regiments </text:p>
            <text:p text:style-name="P8"><text:s/>5 regimes </text:p>
            <text:p text:style-name="P8"><text:s/>3 regain </text:p>
            <text:p text:style-name="P8">11 regainer </text:p>
            <text:p text:style-name="P8">11 regainers </text:p>
            <text:p text:style-name="P8">11 regained </text:p>
            <text:p text:style-name="P8"><text:s/>2 regal </text:p>
            <text:p text:style-name="P8"><text:s/>1 rend </text:p>
            <text:p text:style-name="P8"><text:s/>2 rends </text:p>
            <text:p text:style-name="P8"><text:s/>1 rent </text:p>
            <text:p text:style-name="P8"><text:s/>3 rental </text:p>
            <text:p text:style-name="P8"><text:s/>5 rentals </text:p>
            <text:p text:style-name="P8"><text:s/>2 rente </text:p>
            <text:p text:style-name="P8"><text:s/>3 renter </text:p>
            <text:p text:style-name="P8"><text:s/>5 renters </text:p>
            <text:p text:style-name="P8"><text:s/>3 rentes </text:p>
            <text:p text:style-name="P8"><text:s/>3 rented </text:p>
            <text:p text:style-name="P8"><text:s/>2 rents </text:p>
            <text:p text:style-name="P8"><text:s/>2 renig </text:p>
            <text:p text:style-name="P8"><text:s/>3 renail </text:p>
            <text:p text:style-name="P8"><text:s/>2 renal </text:p>
            <text:p text:style-name="P8"><text:s/>3 rename </text:p>
            <text:p text:style-name="P8"><text:s/>5 renames </text:p>
            <text:p text:style-name="P8"><text:s/>5 renamed </text:p>
            <text:p text:style-name="P8"><text:s/>3 renest </text:p>
            <text:p text:style-name="P8"><text:s/>5 reticle </text:p>
            <text:p text:style-name="P8">11 reticles </text:p>
            <text:p text:style-name="P8"><text:s/>3 retile </text:p>
            <text:p text:style-name="P8"><text:s/>5 retiles </text:p>
            <text:p text:style-name="P8"><text:s/>2 retia </text:p>
            <text:p text:style-name="P8"><text:s/>3 retial </text:p>
            <text:p text:style-name="P8"><text:s/>3 retina </text:p>
            <text:p text:style-name="P8"><text:s/>5 retinae </text:p>
            <text:p text:style-name="P8"><text:s/>5 retinal </text:p>
            <text:p text:style-name="P8"><text:s/>3 retine </text:p>
            <text:p text:style-name="P8"><text:s/>5 retines </text:p>
            <text:p text:style-name="P8"><text:s/>3 retire </text:p>
            <text:p text:style-name="P8"><text:s/>5 retires </text:p>
            <text:p text:style-name="P8"><text:s/>5 retired </text:p>
            <text:p text:style-name="P8"><text:s/>3 retail </text:p>
            <text:p text:style-name="P8"><text:s/>5 retails </text:p>
            <text:p text:style-name="P8">11 retailer </text:p>
            <text:p text:style-name="P8">11 retailers </text:p>
            <text:p text:style-name="P8"><text:s/>3 retain </text:p>
            <text:p text:style-name="P8">11 retainer </text:p>
            <text:p text:style-name="P8">11 retainers </text:p>
            <text:p text:style-name="P8">11 retained </text:p>
            <text:p text:style-name="P8"><text:s/>3 retape </text:p>
            <text:p text:style-name="P8"><text:s/>5 retapes </text:p>
            <text:p text:style-name="P8"><text:s/>5 retrial </text:p>
            <text:p text:style-name="P8">11 retrials </text:p>
            <text:p text:style-name="P8">11 retracing </text:p>
            <text:p text:style-name="P8"><text:s/>3 retral </text:p>
            <text:p text:style-name="P8"><text:s/>5 retrain </text:p>
            <text:p text:style-name="P8">11 retrained </text:p>
            <text:p text:style-name="P8"><text:s/>2 retro </text:p>
            <text:p text:style-name="P8"><text:soft-page-break/><text:s/>3 retros </text:p>
            <text:p text:style-name="P8"><text:s/>2 retag </text:p>
            <text:p text:style-name="P8"><text:s/>1 rete </text:p>
            <text:p text:style-name="P8"><text:s/>3 reteam </text:p>
            <text:p text:style-name="P8">11 reteaming </text:p>
            <text:p text:style-name="P8"><text:s/>2 retem </text:p>
            <text:p text:style-name="P8"><text:s/>1 rets </text:p>
            <text:p text:style-name="P8">11 sclerite </text:p>
            <text:p text:style-name="P8">11 sclerites </text:p>
            <text:p text:style-name="P8"><text:s/>3 sclera </text:p>
            <text:p text:style-name="P8"><text:s/>5 scleras </text:p>
            <text:p text:style-name="P8">11 sclereid </text:p>
            <text:p text:style-name="P8">11 sclereids </text:p>
            <text:p text:style-name="P8">11 sclerose </text:p>
            <text:p text:style-name="P8">11 sclerosed </text:p>
            <text:p text:style-name="P8"><text:s/>2 scend </text:p>
            <text:p text:style-name="P8"><text:s/>2 scent </text:p>
            <text:p text:style-name="P8"><text:s/>5 scented </text:p>
            <text:p text:style-name="P8"><text:s/>3 scents </text:p>
            <text:p text:style-name="P8"><text:s/>2 scena </text:p>
            <text:p text:style-name="P8"><text:s/>2 scene </text:p>
            <text:p text:style-name="P8"><text:s/>3 scenes </text:p>
            <text:p text:style-name="P8"><text:s/>5 scalier </text:p>
            <text:p text:style-name="P8"><text:s/>5 scaling </text:p>
            <text:p text:style-name="P8"><text:s/>2 scale </text:p>
            <text:p text:style-name="P8"><text:s/>3 scales </text:p>
            <text:p text:style-name="P8"><text:s/>3 scaler </text:p>
            <text:p text:style-name="P8"><text:s/>5 scalers </text:p>
            <text:p text:style-name="P8"><text:s/>1 scat </text:p>
            <text:p text:style-name="P8"><text:s/>2 scats </text:p>
            <text:p text:style-name="P8"><text:s/>1 scar </text:p>
            <text:p text:style-name="P8"><text:s/>5 scarier </text:p>
            <text:p text:style-name="P8"><text:s/>5 scaring </text:p>
            <text:p text:style-name="P8"><text:s/>2 scare </text:p>
            <text:p text:style-name="P8"><text:s/>3 scares </text:p>
            <text:p text:style-name="P8"><text:s/>2 scart </text:p>
            <text:p text:style-name="P8"><text:s/>5 scarted </text:p>
            <text:p text:style-name="P8">11 scarting </text:p>
            <text:p text:style-name="P8"><text:s/>3 scarts </text:p>
            <text:p text:style-name="P8"><text:s/>2 scarp </text:p>
            <text:p text:style-name="P8"><text:s/>3 scarps </text:p>
            <text:p text:style-name="P8"><text:s/>3 scared </text:p>
            <text:p text:style-name="P8"><text:s/>2 scars </text:p>
            <text:p text:style-name="P8"><text:s/>2 scape </text:p>
            <text:p text:style-name="P8"><text:s/>3 scapes </text:p>
            <text:p text:style-name="P8"><text:s/>5 scapose </text:p>
            <text:p text:style-name="P8"><text:s/>2 seine </text:p>
            <text:p text:style-name="P8"><text:s/>3 seiner </text:p>
            <text:p text:style-name="P8"><text:s/>5 seiners </text:p>
            <text:p text:style-name="P8"><text:s/>3 seines </text:p>
            <text:p text:style-name="P8"><text:s/>3 seined </text:p>
            <text:p text:style-name="P8"><text:s/>2 segni </text:p>
            <text:p text:style-name="P8"><text:s/>1 send </text:p>
            <text:p text:style-name="P8"><text:s/>3 senile </text:p>
            <text:p text:style-name="P8"><text:s/>5 seniles </text:p>
            <text:p text:style-name="P8"><text:s/>2 sengi </text:p>
            <text:p text:style-name="P8"><text:soft-page-break/><text:s/>1 sent </text:p>
            <text:p text:style-name="P8"><text:s/>2 senti </text:p>
            <text:p text:style-name="P8"><text:s/>2 sente </text:p>
            <text:p text:style-name="P8"><text:s/>3 senate </text:p>
            <text:p text:style-name="P8"><text:s/>5 senates </text:p>
            <text:p text:style-name="P8"><text:s/>1 sene </text:p>
            <text:p text:style-name="P8"><text:s/>1 seta </text:p>
            <text:p text:style-name="P8"><text:s/>2 setal </text:p>
            <text:p text:style-name="P8"><text:s/>2 setae </text:p>
            <text:p text:style-name="P8"><text:s/>1 sets </text:p>
            <text:p text:style-name="P8"><text:s/>1 sice </text:p>
            <text:p text:style-name="P8"><text:s/>1 sial </text:p>
            <text:p text:style-name="P8"><text:s/>2 sials </text:p>
            <text:p text:style-name="P8"><text:s/>1 sine </text:p>
            <text:p text:style-name="P8"><text:s/>1 sing </text:p>
            <text:p text:style-name="P8"><text:s/>2 singe </text:p>
            <text:p text:style-name="P8"><text:s/>3 singer </text:p>
            <text:p text:style-name="P8"><text:s/>3 singed </text:p>
            <text:p text:style-name="P8"><text:s/>3 sinter </text:p>
            <text:p text:style-name="P8"><text:s/>5 sinters </text:p>
            <text:p text:style-name="P8"><text:s/>2 sines </text:p>
            <text:p text:style-name="P8"><text:s/>1 site </text:p>
            <text:p text:style-name="P8"><text:s/>2 sited </text:p>
            <text:p text:style-name="P8"><text:s/>2 sitar </text:p>
            <text:p text:style-name="P8"><text:s/>3 sitars </text:p>
            <text:p text:style-name="P8"><text:s/>2 sites </text:p>
            <text:p text:style-name="P8"><text:s/>1 sits </text:p>
            <text:p text:style-name="P8"><text:s/>1 sire </text:p>
            <text:p text:style-name="P8"><text:s/>2 sires </text:p>
            <text:p text:style-name="P8"><text:s/>2 siren </text:p>
            <text:p text:style-name="P8"><text:s/>2 sired </text:p>
            <text:p text:style-name="P8"><text:s/>1 sirs </text:p>
            <text:p text:style-name="P8"><text:s/>3 client </text:p>
            <text:p text:style-name="P8">11 cliental </text:p>
            <text:p text:style-name="P8"><text:s/>5 clients </text:p>
            <text:p text:style-name="P8"><text:s/>2 cline </text:p>
            <text:p text:style-name="P8"><text:s/>3 clines </text:p>
            <text:p text:style-name="P8"><text:s/>2 cling </text:p>
            <text:p text:style-name="P8"><text:s/>5 clinger </text:p>
            <text:p text:style-name="P8">11 clingers </text:p>
            <text:p text:style-name="P8"><text:s/>5 clinged </text:p>
            <text:p text:style-name="P8"><text:s/>3 clinal </text:p>
            <text:p text:style-name="P8"><text:s/>5 claries </text:p>
            <text:p text:style-name="P8">11 clarinet </text:p>
            <text:p text:style-name="P8">11 clarinets </text:p>
            <text:p text:style-name="P8"><text:s/>3 claret </text:p>
            <text:p text:style-name="P8"><text:s/>5 clarets </text:p>
            <text:p text:style-name="P8"><text:s/>2 claro </text:p>
            <text:p text:style-name="P8"><text:s/>3 claros </text:p>
            <text:p text:style-name="P8"><text:s/>1 clap </text:p>
            <text:p text:style-name="P8"><text:s/>2 claps </text:p>
            <text:p text:style-name="P8"><text:s/>2 cleat </text:p>
            <text:p text:style-name="P8"><text:s/>5 cleated </text:p>
            <text:p text:style-name="P8">11 cleating </text:p>
            <text:p text:style-name="P8"><text:s/>3 cleats </text:p>
            <text:p text:style-name="P8"><text:s/>2 clear </text:p>
            <text:p text:style-name="P8"><text:soft-page-break/>11 clearing </text:p>
            <text:p text:style-name="P8">11 clearest </text:p>
            <text:p text:style-name="P8"><text:s/>5 cleared </text:p>
            <text:p text:style-name="P8"><text:s/>3 clears </text:p>
            <text:p text:style-name="P8"><text:s/>1 ceil </text:p>
            <text:p text:style-name="P8"><text:s/>2 ceils </text:p>
            <text:p text:style-name="P8"><text:s/>3 ceiler </text:p>
            <text:p text:style-name="P8"><text:s/>5 ceilers </text:p>
            <text:p text:style-name="P8"><text:s/>1 cent </text:p>
            <text:p text:style-name="P8"><text:s/>5 centile </text:p>
            <text:p text:style-name="P8">11 centiles </text:p>
            <text:p text:style-name="P8">11 centiare </text:p>
            <text:p text:style-name="P8">11 centiares </text:p>
            <text:p text:style-name="P8"><text:s/>3 cental </text:p>
            <text:p text:style-name="P8"><text:s/>5 centals </text:p>
            <text:p text:style-name="P8"><text:s/>5 centare </text:p>
            <text:p text:style-name="P8">11 centares </text:p>
            <text:p text:style-name="P8"><text:s/>3 centra </text:p>
            <text:p text:style-name="P8"><text:s/>5 central </text:p>
            <text:p text:style-name="P8">11 centrals </text:p>
            <text:p text:style-name="P8"><text:s/>3 centre </text:p>
            <text:p text:style-name="P8"><text:s/>5 centres </text:p>
            <text:p text:style-name="P8"><text:s/>5 centred </text:p>
            <text:p text:style-name="P8"><text:s/>3 center </text:p>
            <text:p text:style-name="P8"><text:s/>5 centers </text:p>
            <text:p text:style-name="P8">11 centesimi </text:p>
            <text:p text:style-name="P8">11 centesimal </text:p>
            <text:p text:style-name="P8"><text:s/>2 cents </text:p>
            <text:p text:style-name="P8"><text:s/>3 cetane </text:p>
            <text:p text:style-name="P8"><text:s/>5 cetanes </text:p>
            <text:p text:style-name="P8"><text:s/>1 cete </text:p>
            <text:p text:style-name="P8"><text:s/>2 cetes </text:p>
            <text:p text:style-name="P8"><text:s/>3 cinder </text:p>
            <text:p text:style-name="P8"><text:s/>5 cinders </text:p>
            <text:p text:style-name="P8"><text:s/>1 cine </text:p>
            <text:p text:style-name="P8"><text:s/>2 cines </text:p>
            <text:p text:style-name="P8"><text:s/>3 cinema </text:p>
            <text:p text:style-name="P8"><text:s/>1 cite </text:p>
            <text:p text:style-name="P8"><text:s/>2 citer </text:p>
            <text:p text:style-name="P8"><text:s/>3 citers </text:p>
            <text:p text:style-name="P8"><text:s/>2 cites </text:p>
            <text:p text:style-name="P8"><text:s/>2 cited </text:p>
            <text:p text:style-name="P8"><text:s/>3 citral </text:p>
            <text:p text:style-name="P8"><text:s/>5 citrals </text:p>
            <text:p text:style-name="P8"><text:s/>1 cire </text:p>
            <text:p text:style-name="P8"><text:s/>2 cires </text:p>
            <text:p text:style-name="P8"><text:s/>1 case </text:p>
            <text:p text:style-name="P8"><text:s/>1 cain </text:p>
            <text:p text:style-name="P8"><text:s/>1 cate </text:p>
            <text:p text:style-name="P8"><text:s/>2 cater </text:p>
            <text:p text:style-name="P8"><text:s/>3 caters </text:p>
            <text:p text:style-name="P8"><text:s/>2 cates </text:p>
            <text:p text:style-name="P8"><text:s/>3 catena </text:p>
            <text:p text:style-name="P8"><text:s/>5 catenae </text:p>
            <text:p text:style-name="P8">11 catering </text:p>
            <text:p text:style-name="P8"><text:s/>1 cats </text:p>
            <text:p text:style-name="P8"><text:soft-page-break/><text:s/>3 caries </text:p>
            <text:p text:style-name="P8"><text:s/>3 caried </text:p>
            <text:p text:style-name="P8"><text:s/>3 caring </text:p>
            <text:p text:style-name="P8"><text:s/>3 carina </text:p>
            <text:p text:style-name="P8">11 carinate </text:p>
            <text:p text:style-name="P8">11 carinated </text:p>
            <text:p text:style-name="P8"><text:s/>5 carinae </text:p>
            <text:p text:style-name="P8"><text:s/>5 carinal </text:p>
            <text:p text:style-name="P8"><text:s/>1 care </text:p>
            <text:p text:style-name="P8"><text:s/>2 cares </text:p>
            <text:p text:style-name="P8"><text:s/>1 cart </text:p>
            <text:p text:style-name="P8"><text:s/>2 carte </text:p>
            <text:p text:style-name="P8"><text:s/>3 carter </text:p>
            <text:p text:style-name="P8"><text:s/>5 carters </text:p>
            <text:p text:style-name="P8"><text:s/>3 cartes </text:p>
            <text:p text:style-name="P8"><text:s/>3 carted </text:p>
            <text:p text:style-name="P8"><text:s/>5 carting </text:p>
            <text:p text:style-name="P8"><text:s/>5 cartage </text:p>
            <text:p text:style-name="P8">11 cartages </text:p>
            <text:p text:style-name="P8"><text:s/>2 carts </text:p>
            <text:p text:style-name="P8"><text:s/>1 carp </text:p>
            <text:p text:style-name="P8"><text:s/>3 carpel </text:p>
            <text:p text:style-name="P8"><text:s/>5 carpels </text:p>
            <text:p text:style-name="P8"><text:s/>2 carps </text:p>
            <text:p text:style-name="P8"><text:s/>2 caret </text:p>
            <text:p text:style-name="P8"><text:s/>3 carets </text:p>
            <text:p text:style-name="P8"><text:s/>2 cared </text:p>
            <text:p text:style-name="P8"><text:s/>1 cars </text:p>
            <text:p text:style-name="P8"><text:s/>2 carse </text:p>
            <text:p text:style-name="P8"><text:s/>1 cape </text:p>
            <text:p text:style-name="P8"><text:s/>5 capelin </text:p>
            <text:p text:style-name="P8"><text:s/>2 capes </text:p>
            <text:p text:style-name="P8"><text:s/>2 caper </text:p>
            <text:p text:style-name="P8">11 capering </text:p>
            <text:p text:style-name="P8"><text:s/>5 capered </text:p>
            <text:p text:style-name="P8"><text:s/>3 capers </text:p>
            <text:p text:style-name="P8"><text:s/>3 capris </text:p>
            <text:p text:style-name="P8"><text:s/>5 caprine </text:p>
            <text:p text:style-name="P8"><text:s/>1 caps </text:p>
            <text:p text:style-name="P8"><text:s/>5 capstan </text:p>
            <text:p text:style-name="P8"><text:s/>3 capsid </text:p>
            <text:p text:style-name="P8"><text:s/>1 capo </text:p>
            <text:p text:style-name="P8"><text:s/>2 capos </text:p>
            <text:p text:style-name="P8"><text:s/>5 lisente </text:p>
            <text:p text:style-name="P8"><text:s/>1 lice </text:p>
            <text:p text:style-name="P8"><text:s/>5 licente </text:p>
            <text:p text:style-name="P8"><text:s/>1 lier </text:p>
            <text:p text:style-name="P8"><text:s/>2 liers </text:p>
            <text:p text:style-name="P8"><text:s/>1 lies </text:p>
            <text:p text:style-name="P8"><text:s/>1 lied </text:p>
            <text:p text:style-name="P8"><text:s/>1 lien </text:p>
            <text:p text:style-name="P8"><text:s/>3 lienal </text:p>
            <text:p text:style-name="P8"><text:s/>1 liar </text:p>
            <text:p text:style-name="P8"><text:s/>2 liars </text:p>
            <text:p text:style-name="P8"><text:s/>1 line </text:p>
            <text:p text:style-name="P8"><text:s/>2 liner </text:p>
            <text:p text:style-name="P8"><text:soft-page-break/><text:s/>3 liners </text:p>
            <text:p text:style-name="P8"><text:s/>2 lines </text:p>
            <text:p text:style-name="P8"><text:s/>2 lined </text:p>
            <text:p text:style-name="P8"><text:s/>1 ling </text:p>
            <text:p text:style-name="P8"><text:s/>3 linger </text:p>
            <text:p text:style-name="P8"><text:s/>5 lingers </text:p>
            <text:p text:style-name="P8"><text:s/>2 linga </text:p>
            <text:p text:style-name="P8"><text:s/>3 lingam </text:p>
            <text:p text:style-name="P8"><text:s/>1 lint </text:p>
            <text:p text:style-name="P8"><text:s/>3 linter </text:p>
            <text:p text:style-name="P8"><text:s/>5 linters </text:p>
            <text:p text:style-name="P8"><text:s/>2 lints </text:p>
            <text:p text:style-name="P8"><text:s/>3 linage </text:p>
            <text:p text:style-name="P8"><text:s/>5 linages </text:p>
            <text:p text:style-name="P8"><text:s/>5 lineage </text:p>
            <text:p text:style-name="P8">11 lineages </text:p>
            <text:p text:style-name="P8"><text:s/>5 lineate </text:p>
            <text:p text:style-name="P8">11 lineated </text:p>
            <text:p text:style-name="P8"><text:s/>3 lineal </text:p>
            <text:p text:style-name="P8"><text:s/>1 lite </text:p>
            <text:p text:style-name="P8"><text:s/>2 liter </text:p>
            <text:p text:style-name="P8"><text:s/>3 liters </text:p>
            <text:p text:style-name="P8"><text:s/>2 litas </text:p>
            <text:p text:style-name="P8"><text:s/>2 litre </text:p>
            <text:p text:style-name="P8"><text:s/>3 litres </text:p>
            <text:p text:style-name="P8"><text:s/>2 litai </text:p>
            <text:p text:style-name="P8"><text:s/>1 lits </text:p>
            <text:p text:style-name="P8"><text:s/>1 lira </text:p>
            <text:p text:style-name="P8"><text:s/>2 liras </text:p>
            <text:p text:style-name="P8"><text:s/>1 lire </text:p>
            <text:p text:style-name="P8"><text:s/>1 lacs </text:p>
            <text:p text:style-name="P8"><text:s/>1 lace </text:p>
            <text:p text:style-name="P8"><text:s/>2 lacer </text:p>
            <text:p text:style-name="P8"><text:s/>3 lacers </text:p>
            <text:p text:style-name="P8"><text:s/>2 laces </text:p>
            <text:p text:style-name="P8"><text:s/>2 laced </text:p>
            <text:p text:style-name="P8"><text:s/>3 lacier </text:p>
            <text:p text:style-name="P8"><text:s/>3 lacing </text:p>
            <text:p text:style-name="P8">11 laciniate </text:p>
            <text:p text:style-name="P8"><text:s/>1 lase </text:p>
            <text:p text:style-name="P8"><text:s/>2 laser </text:p>
            <text:p text:style-name="P8"><text:s/>3 lasers </text:p>
            <text:p text:style-name="P8"><text:s/>1 laic </text:p>
            <text:p text:style-name="P8"><text:s/>2 laics </text:p>
            <text:p text:style-name="P8"><text:s/>1 lain </text:p>
            <text:p text:style-name="P8"><text:s/>1 lair </text:p>
            <text:p text:style-name="P8"><text:s/>3 laired </text:p>
            <text:p text:style-name="P8"><text:s/>2 lairs </text:p>
            <text:p text:style-name="P8"><text:s/>1 late </text:p>
            <text:p text:style-name="P8"><text:s/>2 later </text:p>
            <text:p text:style-name="P8"><text:s/>2 lated </text:p>
            <text:p text:style-name="P8"><text:s/>2 laten </text:p>
            <text:p text:style-name="P8"><text:s/>5 latened </text:p>
            <text:p text:style-name="P8"><text:s/>1 lati </text:p>
            <text:p text:style-name="P8"><text:s/>5 latices </text:p>
            <text:p text:style-name="P8"><text:s/>5 latrine </text:p>
          </table:table-cell>
          <table:table-cell table:style-name="Table2.A1" office:value-type="string">
            <text:p text:style-name="P8">11 latrines </text:p>
            <text:p text:style-name="P8"><text:s/>1 lats </text:p>
            <text:p text:style-name="P8"><text:s/>1 lari </text:p>
            <text:p text:style-name="P8"><text:s/>2 laris </text:p>
            <text:p text:style-name="P8"><text:s/>3 larine </text:p>
            <text:p text:style-name="P8"><text:s/>2 lares </text:p>
            <text:p text:style-name="P8"><text:s/>1 lars </text:p>
            <text:p text:style-name="P8"><text:s/>1 laps </text:p>
            <text:p text:style-name="P8"><text:s/>2 lapse </text:p>
            <text:p text:style-name="P8"><text:s/>3 lapser </text:p>
            <text:p text:style-name="P8"><text:s/>3 lapsed </text:p>
            <text:p text:style-name="P8"><text:s/>1 leas </text:p>
            <text:p text:style-name="P8"><text:s/>1 lear </text:p>
            <text:p text:style-name="P8"><text:s/>5 learier </text:p>
            <text:p text:style-name="P8"><text:s/>2 lears </text:p>
            <text:p text:style-name="P8"><text:s/>1 leap </text:p>
            <text:p text:style-name="P8"><text:s/>2 leaps </text:p>
            <text:p text:style-name="P8"><text:s/>5 leprose </text:p>
            <text:p text:style-name="P8">11 leporine </text:p>
            <text:p text:style-name="P8"><text:s/>2 slice </text:p>
            <text:p text:style-name="P8"><text:s/>3 slicer </text:p>
            <text:p text:style-name="P8"><text:s/>5 slicers </text:p>
            <text:p text:style-name="P8"><text:s/>3 slices </text:p>
            <text:p text:style-name="P8"><text:s/>3 sliced </text:p>
            <text:p text:style-name="P8"><text:s/>2 slier </text:p>
            <text:p text:style-name="P8"><text:s/>2 sling </text:p>
            <text:p text:style-name="P8"><text:s/>5 slinger </text:p>
            <text:p text:style-name="P8">11 slingers </text:p>
            <text:p text:style-name="P8"><text:s/>1 slit </text:p>
            <text:p text:style-name="P8"><text:s/>2 slits </text:p>
            <text:p text:style-name="P8"><text:s/>2 slain </text:p>
            <text:p text:style-name="P8"><text:s/>5 slainte </text:p>
            <text:p text:style-name="P8"><text:s/>1 slat </text:p>
            <text:p text:style-name="P8"><text:s/>2 slate </text:p>
            <text:p text:style-name="P8"><text:s/>3 slater </text:p>
            <text:p text:style-name="P8"><text:s/>5 slaters </text:p>
            <text:p text:style-name="P8"><text:s/>3 slates </text:p>
            <text:p text:style-name="P8"><text:s/>3 slated </text:p>
            <text:p text:style-name="P8"><text:s/>5 slatier </text:p>
            <text:p text:style-name="P8"><text:s/>5 slating </text:p>
            <text:p text:style-name="P8"><text:s/>2 slats </text:p>
            <text:p text:style-name="P8"><text:s/>1 slap </text:p>
            <text:p text:style-name="P8"><text:s/>2 slaps </text:p>
            <text:p text:style-name="P8"><text:s/>1 sacs </text:p>
            <text:p text:style-name="P8"><text:s/>2 salic </text:p>
            <text:p text:style-name="P8"><text:soft-page-break/><text:s/>5 salient </text:p>
            <text:p text:style-name="P8">11 salients </text:p>
            <text:p text:style-name="P8"><text:s/>3 saline </text:p>
            <text:p text:style-name="P8"><text:s/>5 salines </text:p>
            <text:p text:style-name="P8"><text:s/>3 salina </text:p>
            <text:p text:style-name="P8"><text:s/>1 sale </text:p>
            <text:p text:style-name="P8"><text:s/>2 salep </text:p>
            <text:p text:style-name="P8"><text:s/>3 saleps </text:p>
            <text:p text:style-name="P8"><text:s/>2 saice </text:p>
            <text:p text:style-name="P8"><text:s/>3 saices </text:p>
            <text:p text:style-name="P8"><text:s/>1 sail </text:p>
            <text:p text:style-name="P8"><text:s/>3 sailer </text:p>
            <text:p text:style-name="P8"><text:s/>5 sailers </text:p>
            <text:p text:style-name="P8"><text:s/>1 sain </text:p>
            <text:p text:style-name="P8"><text:s/>3 sained </text:p>
            <text:p text:style-name="P8"><text:s/>2 saint </text:p>
            <text:p text:style-name="P8"><text:s/>5 sainted </text:p>
            <text:p text:style-name="P8"><text:s/>3 saints </text:p>
            <text:p text:style-name="P8"><text:s/>1 sate </text:p>
            <text:p text:style-name="P8"><text:s/>2 sates </text:p>
            <text:p text:style-name="P8"><text:s/>2 sated </text:p>
            <text:p text:style-name="P8"><text:s/>1 sati </text:p>
            <text:p text:style-name="P8"><text:s/>2 satis </text:p>
            <text:p text:style-name="P8"><text:s/>2 satin </text:p>
            <text:p text:style-name="P8"><text:s/>3 sating </text:p>
            <text:p text:style-name="P8"><text:s/>3 satire </text:p>
            <text:p text:style-name="P8"><text:s/>5 satires </text:p>
            <text:p text:style-name="P8"><text:s/>5 satanic </text:p>
            <text:p text:style-name="P8"><text:s/>3 satang </text:p>
            <text:p text:style-name="P8"><text:s/>2 satem </text:p>
            <text:p text:style-name="P8"><text:s/>1 sari </text:p>
            <text:p text:style-name="P8"><text:s/>2 saris </text:p>
            <text:p text:style-name="P8"><text:s/>2 sarin </text:p>
            <text:p text:style-name="P8"><text:s/>3 sarsen </text:p>
            <text:p text:style-name="P8">11 sarsenet </text:p>
            <text:p text:style-name="P8"><text:s/>2 saros </text:p>
            <text:p text:style-name="P8"><text:s/>2 sarod </text:p>
            <text:p text:style-name="P8"><text:s/>3 sarode </text:p>
            <text:p text:style-name="P8"><text:s/>5 sarodes </text:p>
            <text:p text:style-name="P8"><text:s/>3 sarods </text:p>
            <text:p text:style-name="P8">11 sarodist </text:p>
            <text:p text:style-name="P8">11 sapremia </text:p>
            <text:p text:style-name="P8"><text:s/>1 saps </text:p>
            <text:p text:style-name="P8"><text:s/>2 sapor </text:p>
            <text:p text:style-name="P8"><text:s/>3 sapors </text:p>
            <text:p text:style-name="P8"><text:s/>1 seal </text:p>
            <text:p text:style-name="P8"><text:s/>5 sealing </text:p>
            <text:p text:style-name="P8"><text:s/>1 seat </text:p>
            <text:p text:style-name="P8"><text:s/>3 seater </text:p>
            <text:p text:style-name="P8"><text:s/>5 seaters </text:p>
            <text:p text:style-name="P8"><text:s/>3 seated </text:p>
            <text:p text:style-name="P8"><text:s/>5 seating </text:p>
            <text:p text:style-name="P8"><text:s/>2 seats </text:p>
            <text:p text:style-name="P8"><text:s/>1 sear </text:p>
            <text:p text:style-name="P8"><text:s/>5 searing </text:p>
            <text:p text:style-name="P8"><text:s/>5 searest </text:p>
            <text:p text:style-name="P8"><text:soft-page-break/><text:s/>3 seared </text:p>
            <text:p text:style-name="P8"><text:s/>2 sears </text:p>
            <text:p text:style-name="P8"><text:s/>5 seaport </text:p>
            <text:p text:style-name="P8">11 seaports </text:p>
            <text:p text:style-name="P8"><text:s/>3 series </text:p>
            <text:p text:style-name="P8"><text:s/>3 serial </text:p>
            <text:p text:style-name="P8"><text:s/>5 seriate </text:p>
            <text:p text:style-name="P8">11 seriates </text:p>
            <text:p text:style-name="P8">11 seriated </text:p>
            <text:p text:style-name="P8"><text:s/>2 serin </text:p>
            <text:p text:style-name="P8"><text:s/>3 serine </text:p>
            <text:p text:style-name="P8"><text:s/>5 serines </text:p>
            <text:p text:style-name="P8"><text:s/>3 sering </text:p>
            <text:p text:style-name="P8"><text:s/>5 seringa </text:p>
            <text:p text:style-name="P8"><text:s/>1 sera </text:p>
            <text:p text:style-name="P8"><text:s/>2 serac </text:p>
            <text:p text:style-name="P8"><text:s/>3 seracs </text:p>
            <text:p text:style-name="P8"><text:s/>2 seral </text:p>
            <text:p text:style-name="P8"><text:s/>2 serai </text:p>
            <text:p text:style-name="P8"><text:s/>3 serais </text:p>
            <text:p text:style-name="P8"><text:s/>3 serail </text:p>
            <text:p text:style-name="P8"><text:s/>1 sere </text:p>
            <text:p text:style-name="P8"><text:s/>3 serene </text:p>
            <text:p text:style-name="P8"><text:s/>5 serener </text:p>
            <text:p text:style-name="P8"><text:s/>5 serenes </text:p>
            <text:p text:style-name="P8">11 serenate </text:p>
            <text:p text:style-name="P8">11 serenata </text:p>
            <text:p text:style-name="P8"><text:s/>2 seres </text:p>
            <text:p text:style-name="P8"><text:s/>3 serest </text:p>
            <text:p text:style-name="P8"><text:s/>2 sered </text:p>
            <text:p text:style-name="P8"><text:s/>1 sers </text:p>
            <text:p text:style-name="P8"><text:s/>2 sepal </text:p>
            <text:p text:style-name="P8">11 sepaline </text:p>
            <text:p text:style-name="P8"><text:s/>1 dreg </text:p>
            <text:p text:style-name="P8"><text:s/>3 desire </text:p>
            <text:p text:style-name="P8"><text:s/>5 desires </text:p>
            <text:p text:style-name="P8"><text:s/>5 desired </text:p>
            <text:p text:style-name="P8"><text:s/>5 decline </text:p>
            <text:p text:style-name="P8">11 decliner </text:p>
            <text:p text:style-name="P8">11 decliners </text:p>
            <text:p text:style-name="P8">11 declines </text:p>
            <text:p text:style-name="P8">11 declined </text:p>
            <text:p text:style-name="P8">11 declaring </text:p>
            <text:p text:style-name="P8"><text:s/>5 declare </text:p>
            <text:p text:style-name="P8">11 declares </text:p>
            <text:p text:style-name="P8">11 declared </text:p>
            <text:p text:style-name="P8"><text:s/>3 decile </text:p>
            <text:p text:style-name="P8"><text:s/>5 deciles </text:p>
            <text:p text:style-name="P8"><text:s/>5 deciare </text:p>
            <text:p text:style-name="P8">11 deciares </text:p>
            <text:p text:style-name="P8"><text:s/>2 decal </text:p>
            <text:p text:style-name="P8"><text:s/>3 decals </text:p>
            <text:p text:style-name="P8">11 decaliter </text:p>
            <text:p text:style-name="P8">11 decaliters </text:p>
            <text:p text:style-name="P8"><text:s/>3 decare </text:p>
            <text:p text:style-name="P8"><text:s/>5 decares </text:p>
            <text:p text:style-name="P8"><text:soft-page-break/><text:s/>5 decapod </text:p>
            <text:p text:style-name="P8">11 decapods </text:p>
            <text:p text:style-name="P8"><text:s/>1 deil </text:p>
            <text:p text:style-name="P8"><text:s/>2 deils </text:p>
            <text:p text:style-name="P8"><text:s/>3 degami </text:p>
            <text:p text:style-name="P8"><text:s/>3 degame </text:p>
            <text:p text:style-name="P8"><text:s/>5 degames </text:p>
            <text:p text:style-name="P8"><text:s/>5 degamis </text:p>
            <text:p text:style-name="P8"><text:s/>3 denial </text:p>
            <text:p text:style-name="P8"><text:s/>5 denials </text:p>
            <text:p text:style-name="P8"><text:s/>1 dent </text:p>
            <text:p text:style-name="P8">11 denticle </text:p>
            <text:p text:style-name="P8">11 denticles </text:p>
            <text:p text:style-name="P8"><text:s/>3 dentil </text:p>
            <text:p text:style-name="P8"><text:s/>5 dentils </text:p>
            <text:p text:style-name="P8"><text:s/>3 dental </text:p>
            <text:p text:style-name="P8"><text:s/>5 dentals </text:p>
            <text:p text:style-name="P8"><text:s/>3 dented </text:p>
            <text:p text:style-name="P8"><text:s/>2 dents </text:p>
            <text:p text:style-name="P8"><text:s/>2 denim </text:p>
            <text:p text:style-name="P8"><text:s/>1 dene </text:p>
            <text:p text:style-name="P8"><text:s/>2 denes </text:p>
            <text:p text:style-name="P8"><text:s/>3 detail </text:p>
            <text:p text:style-name="P8"><text:s/>5 details </text:p>
            <text:p text:style-name="P8">11 detailer </text:p>
            <text:p text:style-name="P8">11 detailers </text:p>
            <text:p text:style-name="P8"><text:s/>3 detain </text:p>
            <text:p text:style-name="P8">11 detainer </text:p>
            <text:p text:style-name="P8">11 detainers </text:p>
            <text:p text:style-name="P8">11 detained </text:p>
            <text:p text:style-name="P8"><text:s/>5 detrain </text:p>
            <text:p text:style-name="P8">11 detrained </text:p>
            <text:p text:style-name="P8"><text:s/>2 deter </text:p>
            <text:p text:style-name="P8"><text:s/>3 deters </text:p>
            <text:p text:style-name="P8"><text:s/>2 escar </text:p>
            <text:p text:style-name="P8"><text:s/>3 escarp </text:p>
            <text:p text:style-name="P8"><text:s/>5 escarps </text:p>
            <text:p text:style-name="P8"><text:s/>3 escars </text:p>
            <text:p text:style-name="P8"><text:s/>3 escape </text:p>
            <text:p text:style-name="P8"><text:s/>5 escapes </text:p>
            <text:p text:style-name="P8"><text:s/>5 escaper </text:p>
            <text:p text:style-name="P8">11 escapers </text:p>
            <text:p text:style-name="P8"><text:s/>3 eclair </text:p>
            <text:p text:style-name="P8"><text:s/>5 eclairs </text:p>
            <text:p text:style-name="P8"><text:s/>2 eclat </text:p>
            <text:p text:style-name="P8"><text:s/>3 eclats </text:p>
            <text:p text:style-name="P8"><text:s/>3 ecarte </text:p>
            <text:p text:style-name="P8"><text:s/>5 ecartes </text:p>
            <text:p text:style-name="P8"><text:s/>1 egal </text:p>
            <text:p text:style-name="P8"><text:s/>1 ends </text:p>
            <text:p text:style-name="P8"><text:s/>5 endgame </text:p>
            <text:p text:style-name="P8">11 endgames </text:p>
            <text:p text:style-name="P8"><text:s/>2 entia </text:p>
            <text:p text:style-name="P8"><text:s/>3 entire </text:p>
            <text:p text:style-name="P8"><text:s/>5 entires </text:p>
            <text:p text:style-name="P8"><text:s/>3 entail </text:p>
            <text:p text:style-name="P8"><text:soft-page-break/><text:s/>5 entails </text:p>
            <text:p text:style-name="P8">11 entailer </text:p>
            <text:p text:style-name="P8">11 entailers </text:p>
            <text:p text:style-name="P8">11 entrails </text:p>
            <text:p text:style-name="P8"><text:s/>3 entrap </text:p>
            <text:p text:style-name="P8"><text:s/>5 entraps </text:p>
            <text:p text:style-name="P8"><text:s/>2 enter </text:p>
            <text:p text:style-name="P8"><text:s/>5 enteric </text:p>
            <text:p text:style-name="P8"><text:s/>3 entera </text:p>
            <text:p text:style-name="P8"><text:s/>5 enteral </text:p>
            <text:p text:style-name="P8"><text:s/>3 enters </text:p>
            <text:p text:style-name="P8"><text:s/>3 enatic </text:p>
            <text:p text:style-name="P8"><text:s/>2 enate </text:p>
            <text:p text:style-name="P8"><text:s/>3 enates </text:p>
            <text:p text:style-name="P8"><text:s/>2 enema </text:p>
            <text:p text:style-name="P8"><text:s/>5 enemata </text:p>
            <text:p text:style-name="P8"><text:s/>1 etic </text:p>
            <text:p text:style-name="P8"><text:s/>1 etas </text:p>
            <text:p text:style-name="P8"><text:s/>2 etape </text:p>
            <text:p text:style-name="P8"><text:s/>3 etapes </text:p>
            <text:p text:style-name="P8"><text:s/>1 etna </text:p>
            <text:p text:style-name="P8"><text:s/>3 etamin </text:p>
            <text:p text:style-name="P8"><text:s/>5 etamine </text:p>
            <text:p text:style-name="P8">11 etamines </text:p>
            <text:p text:style-name="P8"><text:s/>5 etesian </text:p>
            <text:p text:style-name="P8"><text:s/>1 ices </text:p>
            <text:p text:style-name="P8"><text:s/>1 iced </text:p>
            <text:p text:style-name="P8"><text:s/>1 ilea </text:p>
            <text:p text:style-name="P8"><text:s/>2 ileac </text:p>
            <text:p text:style-name="P8"><text:s/>3 ingate </text:p>
            <text:p text:style-name="P8"><text:s/>5 ingates </text:p>
            <text:p text:style-name="P8"><text:s/>2 inter </text:p>
            <text:p text:style-name="P8"><text:s/>3 inters </text:p>
            <text:p text:style-name="P8">11 intarsia </text:p>
            <text:p text:style-name="P8"><text:s/>2 intro </text:p>
            <text:p text:style-name="P8"><text:s/>3 intros </text:p>
            <text:p text:style-name="P8">11 interspace </text:p>
            <text:p text:style-name="P8">11 interspaces </text:p>
            <text:p text:style-name="P8">11 interspaced </text:p>
            <text:p text:style-name="P8"><text:s/>1 inia </text:p>
            <text:p text:style-name="P8"><text:s/>2 inert </text:p>
            <text:p text:style-name="P8"><text:s/>3 inerts </text:p>
            <text:p text:style-name="P8"><text:s/>1 item </text:p>
            <text:p text:style-name="P8"><text:s/>5 iteming </text:p>
            <text:p text:style-name="P8"><text:s/>2 irate </text:p>
            <text:p text:style-name="P8"><text:s/>3 irater </text:p>
            <text:p text:style-name="P8"><text:s/>1 ires </text:p>
            <text:p text:style-name="P8"><text:s/>1 ired </text:p>
            <text:p text:style-name="P8"><text:s/>1 aces </text:p>
            <text:p text:style-name="P8"><text:s/>1 aced </text:p>
            <text:p text:style-name="P8"><text:s/>3 acetin </text:p>
            <text:p text:style-name="P8"><text:s/>2 aceta </text:p>
            <text:p text:style-name="P8"><text:s/>3 acetal </text:p>
            <text:p text:style-name="P8">11 acetamid </text:p>
            <text:p text:style-name="P8">11 acetamide </text:p>
            <text:p text:style-name="P8">11 acetamides </text:p>
            <text:p text:style-name="P8"><text:soft-page-break/>11 acetamids </text:p>
            <text:p text:style-name="P8"><text:s/>2 acing </text:p>
            <text:p text:style-name="P8"><text:s/>2 acini </text:p>
            <text:p text:style-name="P8"><text:s/>2 alien </text:p>
            <text:p text:style-name="P8">11 alienate </text:p>
            <text:p text:style-name="P8">11 alienates </text:p>
            <text:p text:style-name="P8">11 alienated </text:p>
            <text:p text:style-name="P8"><text:s/>5 aliener </text:p>
            <text:p text:style-name="P8">11 alieners </text:p>
            <text:p text:style-name="P8"><text:s/>5 aliened </text:p>
            <text:p text:style-name="P8"><text:s/>2 aline </text:p>
            <text:p text:style-name="P8"><text:s/>3 aliner </text:p>
            <text:p text:style-name="P8"><text:s/>5 aliners </text:p>
            <text:p text:style-name="P8"><text:s/>3 alines </text:p>
            <text:p text:style-name="P8"><text:s/>3 alined </text:p>
            <text:p text:style-name="P8"><text:s/>1 alit </text:p>
            <text:p text:style-name="P8"><text:s/>1 ales </text:p>
            <text:p text:style-name="P8"><text:s/>2 alert </text:p>
            <text:p text:style-name="P8"><text:s/>5 alerter </text:p>
            <text:p text:style-name="P8"><text:s/>5 alerted </text:p>
            <text:p text:style-name="P8">11 alerting </text:p>
            <text:p text:style-name="P8"><text:s/>3 alerts </text:p>
            <text:p text:style-name="P8"><text:s/>1 ails </text:p>
            <text:p text:style-name="P8"><text:s/>1 aits </text:p>
            <text:p text:style-name="P8"><text:s/>1 airt </text:p>
            <text:p text:style-name="P8"><text:s/>3 airted </text:p>
            <text:p text:style-name="P8"><text:s/>2 airts </text:p>
            <text:p text:style-name="P8"><text:s/>5 airpost </text:p>
            <text:p text:style-name="P8"><text:s/>3 airest </text:p>
            <text:p text:style-name="P8"><text:s/>2 aired </text:p>
            <text:p text:style-name="P8"><text:s/>1 airs </text:p>
            <text:p text:style-name="P8"><text:s/>2 aerie </text:p>
            <text:p text:style-name="P8"><text:s/>3 aerier </text:p>
            <text:p text:style-name="P8"><text:s/>3 aeries </text:p>
            <text:p text:style-name="P8"><text:s/>3 aeried </text:p>
            <text:p text:style-name="P8"><text:s/>1 aero </text:p>
            <text:p text:style-name="P8"><text:s/>1 ates </text:p>
            <text:p text:style-name="P8"><text:s/>5 atresia </text:p>
            <text:p text:style-name="P8"><text:s/>2 arise </text:p>
            <text:p text:style-name="P8"><text:s/>3 arisen </text:p>
            <text:p text:style-name="P8"><text:s/>1 aril </text:p>
            <text:p text:style-name="P8"><text:s/>2 arils </text:p>
            <text:p text:style-name="P8"><text:s/>1 ares </text:p>
            <text:p text:style-name="P8"><text:s/>5 article </text:p>
            <text:p text:style-name="P8">11 articles </text:p>
            <text:p text:style-name="P8"><text:s/>3 artier </text:p>
            <text:p text:style-name="P8"><text:s/>2 artal </text:p>
            <text:p text:style-name="P8"><text:s/>1 arts </text:p>
            <text:p text:style-name="P8"><text:s/>5 arenite </text:p>
            <text:p text:style-name="P8">11 arenites </text:p>
            <text:p text:style-name="P8"><text:s/>2 arena </text:p>
            <text:p text:style-name="P8"><text:s/>2 arete </text:p>
            <text:p text:style-name="P8"><text:s/>3 aretes </text:p>
            <text:p text:style-name="P8"><text:s/>1 area </text:p>
            <text:p text:style-name="P8"><text:s/>2 areal </text:p>
            <text:p text:style-name="P8"><text:s/>1 arse </text:p>
            <text:p text:style-name="P8"><text:soft-page-break/><text:s/>5 arsenic </text:p>
            <text:p text:style-name="P8">11 arsenics </text:p>
            <text:p text:style-name="P8">11 arsenite </text:p>
            <text:p text:style-name="P8">11 arsenites </text:p>
            <text:p text:style-name="P8">11 arsenate </text:p>
            <text:p text:style-name="P8">11 arsenates </text:p>
            <text:p text:style-name="P8"><text:s/>5 arsenal </text:p>
            <text:p text:style-name="P8"><text:s/>2 arose </text:p>
            <text:p text:style-name="P8"><text:s/>1 apes </text:p>
            <text:p text:style-name="P8"><text:s/>1 aper </text:p>
            <text:p text:style-name="P8"><text:s/>5 aperies </text:p>
            <text:p text:style-name="P8">11 aperient </text:p>
            <text:p text:style-name="P8">11 aperients </text:p>
            <text:p text:style-name="P8"><text:s/>2 apers </text:p>
            <text:p text:style-name="P8"><text:s/>2 apres </text:p>
            <text:p text:style-name="P8"><text:s/>1 apse </text:p>
            <text:p text:style-name="P8"><text:s/>2 aport </text:p>
            <text:p text:style-name="P8"><text:s/>5 apostil </text:p>
            <text:p text:style-name="P8">11 apostils </text:p>
            <text:p text:style-name="P8">11 aposematic </text:p>
            <text:p text:style-name="P8"><text:s/>1 apod </text:p>
            <text:p text:style-name="P8"><text:s/>2 apods </text:p>
            <text:p text:style-name="P8"><text:s/>2 elint </text:p>
            <text:p text:style-name="P8"><text:s/>3 elints </text:p>
            <text:p text:style-name="P8"><text:s/>2 elite </text:p>
            <text:p text:style-name="P8"><text:s/>3 elites </text:p>
            <text:p text:style-name="P8"><text:s/>2 elain </text:p>
            <text:p text:style-name="P8"><text:s/>2 elate </text:p>
            <text:p text:style-name="P8"><text:s/>3 elater </text:p>
            <text:p text:style-name="P8"><text:s/>5 elaters </text:p>
            <text:p text:style-name="P8"><text:s/>3 elates </text:p>
            <text:p text:style-name="P8"><text:s/>3 elated </text:p>
            <text:p text:style-name="P8"><text:s/>5 elating </text:p>
            <text:p text:style-name="P8">11 elaterin </text:p>
            <text:p text:style-name="P8"><text:s/>3 elapse </text:p>
            <text:p text:style-name="P8"><text:s/>5 elapsed </text:p>
            <text:p text:style-name="P8"><text:s/>2 eater </text:p>
            <text:p text:style-name="P8"><text:s/>3 eaters </text:p>
            <text:p text:style-name="P8"><text:s/>2 eaten </text:p>
            <text:p text:style-name="P8"><text:s/>3 eating </text:p>
            <text:p text:style-name="P8">11 eateries </text:p>
            <text:p text:style-name="P8"><text:s/>1 eats </text:p>
            <text:p text:style-name="P8"><text:s/>3 earing </text:p>
            <text:p text:style-name="P8"><text:s/>2 eared </text:p>
            <text:p text:style-name="P8"><text:s/>1 ears </text:p>
            <text:p text:style-name="P8"><text:s/>2 erica </text:p>
            <text:p text:style-name="P8"><text:s/>3 ericas </text:p>
            <text:p text:style-name="P8"><text:s/>1 eras </text:p>
            <text:p text:style-name="P8"><text:s/>1 erst </text:p>
            <text:p text:style-name="P8"><text:s/>1 eros </text:p>
            <text:p text:style-name="P8"><text:s/>2 erose </text:p>
            <text:p text:style-name="P8"><text:s/>2 erode </text:p>
            <text:p text:style-name="P8">5 erodent </text:p>
            <text:p text:style-name="P8"><text:s/>3 erodes </text:p>
            <text:p text:style-name="P8"><text:s/>1 epos </text:p>
            <text:p text:style-name="P8"><text:s/>2 epode </text:p>
          </table:table-cell>
          <table:table-cell table:style-name="Table2.A1" office:value-type="string">
            <text:p text:style-name="P8">3 epodes </text:p>
            <text:p text:style-name="P8"><text:s/>1 geds </text:p>
            <text:p text:style-name="P8"><text:s/>2 genic </text:p>
            <text:p text:style-name="P8"><text:s/>3 genial </text:p>
            <text:p text:style-name="P8"><text:s/>5 genital </text:p>
            <text:p text:style-name="P8">11 genitals </text:p>
            <text:p text:style-name="P8"><text:s/>1 gent </text:p>
            <text:p text:style-name="P8"><text:s/>3 gentil </text:p>
            <text:p text:style-name="P8"><text:s/>5 gentile </text:p>
            <text:p text:style-name="P8">11 gentiles </text:p>
            <text:p text:style-name="P8"><text:s/>3 gentes </text:p>
            <text:p text:style-name="P8"><text:s/>2 gents </text:p>
            <text:p text:style-name="P8"><text:s/>1 gene </text:p>
            <text:p text:style-name="P8"><text:s/>2 genet </text:p>
            <text:p text:style-name="P8"><text:s/>5 genetic </text:p>
            <text:p text:style-name="P8">11 genetics </text:p>
            <text:p text:style-name="P8">11 genetical </text:p>
            <text:p text:style-name="P8"><text:s/>3 genets </text:p>
            <text:p text:style-name="P8"><text:s/>5 generic </text:p>
            <text:p text:style-name="P8">11 generics </text:p>
            <text:p text:style-name="P8"><text:s/>3 genera </text:p>
            <text:p text:style-name="P8"><text:s/>5 general </text:p>
            <text:p text:style-name="P8">11 generals </text:p>
            <text:p text:style-name="P8"><text:s/>2 genes </text:p>
            <text:p text:style-name="P8"><text:s/>1 geta </text:p>
            <text:p text:style-name="P8"><text:s/>2 getas </text:p>
            <text:p text:style-name="P8"><text:s/>1 gets </text:p>
            <text:p text:style-name="P8"><text:s/>1 gnat </text:p>
            <text:p text:style-name="P8"><text:s/>2 gnats </text:p>
            <text:p text:style-name="P8"><text:s/>2 giant </text:p>
            <text:p text:style-name="P8"><text:s/>3 giants </text:p>
            <text:p text:style-name="P8"><text:s/>3 gander </text:p>
            <text:p text:style-name="P8"><text:s/>5 ganders </text:p>
            <text:p text:style-name="P8"><text:s/>1 gane </text:p>
            <text:p text:style-name="P8">11 gantries </text:p>
            <text:p text:style-name="P8"><text:s/>1 gate </text:p>
            <text:p text:style-name="P8"><text:s/>2 gates </text:p>
            <text:p text:style-name="P8"><text:s/>2 gated </text:p>
            <text:p text:style-name="P8"><text:s/>1 gats </text:p>
            <text:p text:style-name="P8"><text:s/>1 gain </text:p>
            <text:p text:style-name="P8"><text:s/>3 gainer </text:p>
            <text:p text:style-name="P8"><text:s/>5 gainers </text:p>
            <text:p text:style-name="P8"><text:s/>3 gained </text:p>
            <text:p text:style-name="P8"><text:s/>1 gaen </text:p>
            <text:p text:style-name="P8"><text:s/>1 gaes </text:p>
            <text:p text:style-name="P8"><text:soft-page-break/><text:s/>1 gaed </text:p>
            <text:p text:style-name="P8"><text:s/>2 gamin </text:p>
            <text:p text:style-name="P8"><text:s/>3 gamine </text:p>
            <text:p text:style-name="P8"><text:s/>5 gamines </text:p>
            <text:p text:style-name="P8"><text:s/>1 game </text:p>
            <text:p text:style-name="P8"><text:s/>3 gamete </text:p>
            <text:p text:style-name="P8"><text:s/>5 gametes </text:p>
            <text:p text:style-name="P8"><text:s/>5 gametic </text:p>
            <text:p text:style-name="P8"><text:s/>2 gamer </text:p>
            <text:p text:style-name="P8"><text:s/>3 gamers </text:p>
            <text:p text:style-name="P8"><text:s/>2 games </text:p>
            <text:p text:style-name="P8"><text:s/>3 gamest </text:p>
            <text:p text:style-name="P8">11 gamester </text:p>
            <text:p text:style-name="P8">11 gamesters </text:p>
            <text:p text:style-name="P8"><text:s/>2 gamed </text:p>
            <text:p text:style-name="P8"><text:s/>3 gamier </text:p>
            <text:p text:style-name="P8"><text:s/>5 gamiest </text:p>
            <text:p text:style-name="P8">11 gaieties </text:p>
            <text:p text:style-name="P8"><text:s/>1 nerd </text:p>
            <text:p text:style-name="P8"><text:s/>2 nerds </text:p>
            <text:p text:style-name="P8"><text:s/>3 negate </text:p>
            <text:p text:style-name="P8"><text:s/>5 negater </text:p>
            <text:p text:style-name="P8">11 negaters </text:p>
            <text:p text:style-name="P8"><text:s/>5 negates </text:p>
            <text:p text:style-name="P8"><text:s/>5 negated </text:p>
            <text:p text:style-name="P8"><text:s/>1 nets </text:p>
            <text:p text:style-name="P8"><text:s/>1 nice </text:p>
            <text:p text:style-name="P8"><text:s/>2 nicer </text:p>
            <text:p text:style-name="P8"><text:s/>1 nils </text:p>
            <text:p text:style-name="P8"><text:s/>1 nite </text:p>
            <text:p text:style-name="P8"><text:s/>2 niter </text:p>
            <text:p text:style-name="P8"><text:s/>3 niters </text:p>
            <text:p text:style-name="P8"><text:s/>2 nites </text:p>
            <text:p text:style-name="P8"><text:s/>2 nitre </text:p>
            <text:p text:style-name="P8"><text:s/>3 nitres </text:p>
            <text:p text:style-name="P8"><text:s/>2 nitro </text:p>
            <text:p text:style-name="P8"><text:s/>3 nitros </text:p>
            <text:p text:style-name="P8"><text:s/>1 nits </text:p>
            <text:p text:style-name="P8">11 nimieties </text:p>
            <text:p text:style-name="P8"><text:s/>2 nates </text:p>
            <text:p text:style-name="P8"><text:s/>2 natal </text:p>
            <text:p text:style-name="P8"><text:s/>1 nail </text:p>
            <text:p text:style-name="P8"><text:s/>1 name </text:p>
            <text:p text:style-name="P8"><text:s/>2 namer </text:p>
            <text:p text:style-name="P8"><text:s/>3 namers </text:p>
            <text:p text:style-name="P8"><text:s/>2 names </text:p>
            <text:p text:style-name="P8"><text:s/>2 named </text:p>
            <text:p text:style-name="P8"><text:s/>2 nerts </text:p>
            <text:p text:style-name="P8"><text:s/>1 neat </text:p>
            <text:p text:style-name="P8"><text:s/>3 neater </text:p>
            <text:p text:style-name="P8"><text:s/>2 neats </text:p>
            <text:p text:style-name="P8"><text:s/>1 nest </text:p>
            <text:p text:style-name="P8"><text:s/>3 nester </text:p>
            <text:p text:style-name="P8"><text:s/>5 nesters </text:p>
            <text:p text:style-name="P8"><text:s/>3 nested </text:p>
            <text:p text:style-name="P8"><text:s/>1 nema </text:p>
            <text:p text:style-name="P8"><text:soft-page-break/><text:s/>5 nematic </text:p>
            <text:p text:style-name="P8"><text:s/>2 neist </text:p>
            <text:p text:style-name="P8"><text:s/>1 teds </text:p>
            <text:p text:style-name="P8"><text:s/>2 teind </text:p>
            <text:p text:style-name="P8"><text:s/>3 teinds </text:p>
            <text:p text:style-name="P8"><text:s/>1 tend </text:p>
            <text:p text:style-name="P8"><text:s/>2 tends </text:p>
            <text:p text:style-name="P8"><text:s/>2 tenia </text:p>
            <text:p text:style-name="P8"><text:s/>3 tenias </text:p>
            <text:p text:style-name="P8"><text:s/>3 teniae </text:p>
            <text:p text:style-name="P8"><text:s/>3 tenail </text:p>
            <text:p text:style-name="P8"><text:s/>1 tics </text:p>
            <text:p text:style-name="P8"><text:s/>2 tical </text:p>
            <text:p text:style-name="P8"><text:s/>3 ticals </text:p>
            <text:p text:style-name="P8"><text:s/>1 tils </text:p>
            <text:p text:style-name="P8"><text:s/>1 tile </text:p>
            <text:p text:style-name="P8"><text:s/>2 tiles </text:p>
            <text:p text:style-name="P8"><text:s/>2 tiler </text:p>
            <text:p text:style-name="P8"><text:s/>3 tilers </text:p>
            <text:p text:style-name="P8"><text:s/>1 tier </text:p>
            <text:p text:style-name="P8"><text:s/>2 tiers </text:p>
            <text:p text:style-name="P8"><text:s/>1 ties </text:p>
            <text:p text:style-name="P8"><text:s/>1 tied </text:p>
            <text:p text:style-name="P8"><text:s/>3 tinder </text:p>
            <text:p text:style-name="P8"><text:s/>5 tinders </text:p>
            <text:p text:style-name="P8"><text:s/>1 tine </text:p>
            <text:p text:style-name="P8"><text:s/>2 tines </text:p>
            <text:p text:style-name="P8"><text:s/>2 tined </text:p>
            <text:p text:style-name="P8"><text:s/>1 ting </text:p>
            <text:p text:style-name="P8"><text:s/>2 tinge </text:p>
            <text:p text:style-name="P8"><text:s/>3 tinges </text:p>
            <text:p text:style-name="P8"><text:s/>3 tinged </text:p>
            <text:p text:style-name="P8"><text:s/>2 tinea </text:p>
            <text:p text:style-name="P8"><text:s/>3 tineal </text:p>
            <text:p text:style-name="P8"><text:s/>3 tineid </text:p>
            <text:p text:style-name="P8"><text:s/>5 tineids </text:p>
            <text:p text:style-name="P8"><text:s/>1 tire </text:p>
            <text:p text:style-name="P8"><text:s/>2 tires </text:p>
            <text:p text:style-name="P8"><text:s/>2 tired </text:p>
            <text:p text:style-name="P8"><text:s/>1 tiro </text:p>
            <text:p text:style-name="P8"><text:s/>2 tiros </text:p>
            <text:p text:style-name="P8"><text:s/>1 tace </text:p>
            <text:p text:style-name="P8"><text:s/>2 taces </text:p>
            <text:p text:style-name="P8"><text:s/>1 talc </text:p>
            <text:p text:style-name="P8"><text:s/>2 talcs </text:p>
            <text:p text:style-name="P8"><text:s/>3 talced </text:p>
            <text:p text:style-name="P8"><text:s/>5 talcing </text:p>
            <text:p text:style-name="P8"><text:s/>1 tali </text:p>
            <text:p text:style-name="P8"><text:s/>1 tale </text:p>
            <text:p text:style-name="P8"><text:s/>2 tales </text:p>
            <text:p text:style-name="P8"><text:s/>2 taler </text:p>
            <text:p text:style-name="P8"><text:s/>3 talers </text:p>
            <text:p text:style-name="P8"><text:s/>1 tail </text:p>
            <text:p text:style-name="P8"><text:s/>2 tails </text:p>
            <text:p text:style-name="P8"><text:s/>3 tailer </text:p>
            <text:p text:style-name="P8"><text:s/>5 tailers </text:p>
            <text:p text:style-name="P8"><text:soft-page-break/><text:s/>1 tain </text:p>
            <text:p text:style-name="P8"><text:s/>1 tael </text:p>
            <text:p text:style-name="P8"><text:s/>2 taels </text:p>
            <text:p text:style-name="P8"><text:s/>3 taring </text:p>
            <text:p text:style-name="P8"><text:s/>1 tare </text:p>
            <text:p text:style-name="P8"><text:s/>2 tares </text:p>
            <text:p text:style-name="P8"><text:s/>1 tarp </text:p>
            <text:p text:style-name="P8"><text:s/>2 tarps </text:p>
            <text:p text:style-name="P8"><text:s/>2 tared </text:p>
            <text:p text:style-name="P8"><text:s/>1 tars </text:p>
            <text:p text:style-name="P8"><text:s/>2 tarsi </text:p>
            <text:p text:style-name="P8"><text:s/>3 tarsia </text:p>
            <text:p text:style-name="P8"><text:s/>1 taro </text:p>
            <text:p text:style-name="P8"><text:s/>2 taros </text:p>
            <text:p text:style-name="P8"><text:s/>2 taroc </text:p>
            <text:p text:style-name="P8"><text:s/>3 tarocs </text:p>
            <text:p text:style-name="P8"><text:s/>1 tape </text:p>
            <text:p text:style-name="P8">11 tapeline </text:p>
            <text:p text:style-name="P8">11 tapelines </text:p>
            <text:p text:style-name="P8"><text:s/>2 tapes </text:p>
            <text:p text:style-name="P8"><text:s/>2 taper </text:p>
            <text:p text:style-name="P8">11 tapering </text:p>
            <text:p text:style-name="P8"><text:s/>5 tapered </text:p>
            <text:p text:style-name="P8"><text:s/>3 tapers </text:p>
            <text:p text:style-name="P8"><text:s/>1 taps </text:p>
            <text:p text:style-name="P8"><text:s/>2 trice </text:p>
            <text:p text:style-name="P8"><text:s/>3 trices </text:p>
            <text:p text:style-name="P8"><text:s/>3 triced </text:p>
            <text:p text:style-name="P8"><text:s/>2 trier </text:p>
            <text:p text:style-name="P8"><text:s/>3 triers </text:p>
            <text:p text:style-name="P8"><text:s/>2 tries </text:p>
            <text:p text:style-name="P8"><text:s/>2 tried </text:p>
            <text:p text:style-name="P8"><text:s/>3 triene </text:p>
            <text:p text:style-name="P8"><text:s/>5 trienes </text:p>
            <text:p text:style-name="P8"><text:s/>2 triac </text:p>
            <text:p text:style-name="P8"><text:s/>3 triacs </text:p>
            <text:p text:style-name="P8"><text:s/>2 trial </text:p>
            <text:p text:style-name="P8"><text:s/>3 trials </text:p>
            <text:p text:style-name="P8"><text:s/>2 trine </text:p>
            <text:p text:style-name="P8"><text:s/>3 trines </text:p>
            <text:p text:style-name="P8"><text:s/>3 trined </text:p>
            <text:p text:style-name="P8"><text:s/>3 trinal </text:p>
            <text:p text:style-name="P8"><text:s/>2 trace </text:p>
            <text:p text:style-name="P8"><text:s/>3 tracer </text:p>
            <text:p text:style-name="P8"><text:s/>5 tracers </text:p>
            <text:p text:style-name="P8"><text:s/>3 traces </text:p>
            <text:p text:style-name="P8"><text:s/>3 traced </text:p>
            <text:p text:style-name="P8"><text:s/>5 tracing </text:p>
            <text:p text:style-name="P8"><text:s/>2 trail </text:p>
            <text:p text:style-name="P8"><text:s/>3 trails </text:p>
            <text:p text:style-name="P8"><text:s/>2 train </text:p>
            <text:p text:style-name="P8"><text:s/>5 trainer </text:p>
            <text:p text:style-name="P8">11 trainers </text:p>
            <text:p text:style-name="P8"><text:s/>5 trained </text:p>
            <text:p text:style-name="P8"><text:s/>1 trap </text:p>
            <text:p text:style-name="P8"><text:s/>3 trapes </text:p>
            <text:p text:style-name="P8"><text:soft-page-break/><text:s/>2 traps </text:p>
            <text:p text:style-name="P8"><text:s/>2 trend </text:p>
            <text:p text:style-name="P8"><text:s/>3 trends </text:p>
            <text:p text:style-name="P8"><text:s/>5 trenail </text:p>
            <text:p text:style-name="P8"><text:s/>1 trop </text:p>
            <text:p text:style-name="P8"><text:s/>2 trope </text:p>
            <text:p text:style-name="P8"><text:s/>3 tropes </text:p>
            <text:p text:style-name="P8"><text:s/>1 trod </text:p>
            <text:p text:style-name="P8"><text:s/>2 trode </text:p>
            <text:p text:style-name="P8"><text:s/>1 tang </text:p>
            <text:p text:style-name="P8"><text:s/>3 tanged </text:p>
            <text:p text:style-name="P8"><text:s/>3 taenia </text:p>
            <text:p text:style-name="P8"><text:s/>5 taenias </text:p>
            <text:p text:style-name="P8"><text:s/>5 taeniae </text:p>
            <text:p text:style-name="P8"><text:s/>3 taming </text:p>
            <text:p text:style-name="P8"><text:s/>1 tame </text:p>
            <text:p text:style-name="P8"><text:s/>2 tamer </text:p>
            <text:p text:style-name="P8"><text:s/>3 tamers </text:p>
            <text:p text:style-name="P8"><text:s/>2 tames </text:p>
            <text:p text:style-name="P8"><text:s/>2 tamed </text:p>
            <text:p text:style-name="P8"><text:s/>2 tamis </text:p>
            <text:p text:style-name="P8"><text:s/>3 tender </text:p>
            <text:p text:style-name="P8"><text:s/>5 tenders </text:p>
            <text:p text:style-name="P8"><text:s/>2 terai </text:p>
            <text:p text:style-name="P8"><text:s/>3 terais </text:p>
            <text:p text:style-name="P8"><text:s/>1 teal </text:p>
            <text:p text:style-name="P8"><text:s/>1 team </text:p>
            <text:p text:style-name="P8"><text:s/>5 teaming </text:p>
            <text:p text:style-name="P8"><text:s/>3 tsoris </text:p>
            <text:p text:style-name="P8"><text:s/>3 tsores </text:p>
            <text:p text:style-name="P8"><text:s/>1 rise </text:p>
            <text:p text:style-name="P8"><text:s/>2 riser </text:p>
            <text:p text:style-name="P8"><text:s/>2 risen </text:p>
            <text:p text:style-name="P8"><text:s/>1 rice </text:p>
            <text:p text:style-name="P8"><text:s/>2 ricer </text:p>
            <text:p text:style-name="P8"><text:s/>3 ricers </text:p>
            <text:p text:style-name="P8"><text:s/>2 rices </text:p>
            <text:p text:style-name="P8"><text:s/>2 riced </text:p>
            <text:p text:style-name="P8"><text:s/>1 rile </text:p>
            <text:p text:style-name="P8"><text:s/>2 riles </text:p>
            <text:p text:style-name="P8"><text:s/>1 rial </text:p>
            <text:p text:style-name="P8"><text:s/>2 rials </text:p>
            <text:p text:style-name="P8"><text:s/>1 rias </text:p>
            <text:p text:style-name="P8"><text:s/>2 riata </text:p>
            <text:p text:style-name="P8"><text:s/>1 rind </text:p>
            <text:p text:style-name="P8"><text:s/>2 rinds </text:p>
            <text:p text:style-name="P8"><text:s/>1 ring </text:p>
            <text:p text:style-name="P8"><text:s/>3 ringer </text:p>
            <text:p text:style-name="P8"><text:s/>5 ringers </text:p>
            <text:p text:style-name="P8"><text:s/>3 ringed </text:p>
            <text:p text:style-name="P8"><text:s/>1 rite </text:p>
            <text:p text:style-name="P8"><text:s/>2 rites </text:p>
            <text:p text:style-name="P8"><text:s/>1 race </text:p>
            <text:p text:style-name="P8"><text:s/>2 racer </text:p>
            <text:p text:style-name="P8"><text:s/>3 racers </text:p>
            <text:p text:style-name="P8"><text:s/>2 races </text:p>
            <text:p text:style-name="P8"><text:soft-page-break/><text:s/>2 raced </text:p>
            <text:p text:style-name="P8"><text:s/>3 racier </text:p>
            <text:p text:style-name="P8"><text:s/>3 racing </text:p>
            <text:p text:style-name="P8"><text:s/>1 rale </text:p>
            <text:p text:style-name="P8"><text:s/>2 rales </text:p>
            <text:p text:style-name="P8"><text:s/>1 rase </text:p>
            <text:p text:style-name="P8"><text:s/>2 raise </text:p>
            <text:p text:style-name="P8"><text:s/>3 raiser </text:p>
            <text:p text:style-name="P8"><text:s/>3 raised </text:p>
            <text:p text:style-name="P8"><text:s/>1 rail </text:p>
            <text:p text:style-name="P8"><text:s/>2 rails </text:p>
            <text:p text:style-name="P8"><text:s/>1 rain </text:p>
            <text:p text:style-name="P8"><text:s/>3 rained </text:p>
            <text:p text:style-name="P8"><text:s/>1 rate </text:p>
            <text:p text:style-name="P8"><text:s/>2 rater </text:p>
            <text:p text:style-name="P8"><text:s/>3 raters </text:p>
            <text:p text:style-name="P8"><text:s/>2 rates </text:p>
            <text:p text:style-name="P8"><text:s/>2 rated </text:p>
            <text:p text:style-name="P8"><text:s/>3 ratine </text:p>
            <text:p text:style-name="P8"><text:s/>5 ratines </text:p>
            <text:p text:style-name="P8"><text:s/>3 rating </text:p>
            <text:p text:style-name="P8"><text:s/>2 ratan </text:p>
            <text:p text:style-name="P8">11 ratanies </text:p>
            <text:p text:style-name="P8"><text:s/>2 ratal </text:p>
            <text:p text:style-name="P8"><text:s/>1 rats </text:p>
            <text:p text:style-name="P8"><text:s/>1 rape </text:p>
            <text:p text:style-name="P8"><text:s/>2 rapes </text:p>
            <text:p text:style-name="P8"><text:s/>1 raps </text:p>
            <text:p text:style-name="P8"><text:s/>2 relic </text:p>
            <text:p text:style-name="P8"><text:s/>3 relics </text:p>
            <text:p text:style-name="P8"><text:s/>3 relier </text:p>
            <text:p text:style-name="P8"><text:s/>5 reliers </text:p>
            <text:p text:style-name="P8"><text:s/>3 relies </text:p>
            <text:p text:style-name="P8"><text:s/>3 relied </text:p>
            <text:p text:style-name="P8"><text:s/>3 reline </text:p>
            <text:p text:style-name="P8"><text:s/>5 relines </text:p>
            <text:p text:style-name="P8"><text:s/>5 relined </text:p>
            <text:p text:style-name="P8"><text:s/>2 relit </text:p>
            <text:p text:style-name="P8"><text:s/>3 relace </text:p>
            <text:p text:style-name="P8"><text:s/>5 relaces </text:p>
            <text:p text:style-name="P8"><text:s/>5 relaced </text:p>
            <text:p text:style-name="P8">11 relacing </text:p>
            <text:p text:style-name="P8"><text:s/>3 relate </text:p>
            <text:p text:style-name="P8"><text:s/>5 relater </text:p>
            <text:p text:style-name="P8">11 relaters </text:p>
            <text:p text:style-name="P8"><text:s/>5 relates </text:p>
            <text:p text:style-name="P8"><text:s/>5 related </text:p>
            <text:p text:style-name="P8">11 relating </text:p>
            <text:p text:style-name="P8"><text:s/>5 relapse </text:p>
            <text:p text:style-name="P8">11 relapsed </text:p>
            <text:p text:style-name="P8"><text:s/>5 reslate </text:p>
            <text:p text:style-name="P8">11 reslates </text:p>
            <text:p text:style-name="P8">11 reslated </text:p>
            <text:p text:style-name="P8">11 reslating </text:p>
            <text:p text:style-name="P8"><text:s/>3 resail </text:p>
            <text:p text:style-name="P8"><text:s/>1 real </text:p>
            <text:p text:style-name="P8"><text:soft-page-break/><text:s/>2 reals </text:p>
            <text:p text:style-name="P8"><text:s/>5 realise </text:p>
            <text:p text:style-name="P8">11 realiser </text:p>
            <text:p text:style-name="P8">11 realised </text:p>
            <text:p text:style-name="P8"><text:s/>2 reata </text:p>
            <text:p text:style-name="P8"><text:s/>1 reap </text:p>
            <text:p text:style-name="P8"><text:s/>2 reaps </text:p>
            <text:p text:style-name="P8"><text:s/>5 repaint </text:p>
            <text:p text:style-name="P8">11 repainted </text:p>
            <text:p text:style-name="P8">11 repaints </text:p>
            <text:p text:style-name="P8"><text:s/>1 reps </text:p>
            <text:p text:style-name="P8"><text:s/>1 repo </text:p>
            <text:p text:style-name="P8"><text:s/>2 repos </text:p>
            <text:p text:style-name="P8"><text:s/>3 repose </text:p>
            <text:p text:style-name="P8"><text:s/>5 reposed </text:p>
            <text:p text:style-name="P8"><text:s/>3 render </text:p>
            <text:p text:style-name="P8"><text:s/>5 renders </text:p>
            <text:p text:style-name="P8"><text:s/>5 rentier </text:p>
            <text:p text:style-name="P8">11 rentiers </text:p>
            <text:p text:style-name="P8"><text:s/>2 retie </text:p>
            <text:p text:style-name="P8"><text:s/>3 reties </text:p>
            <text:p text:style-name="P8"><text:s/>3 retied </text:p>
            <text:p text:style-name="P8"><text:s/>5 reagent </text:p>
            <text:p text:style-name="P8">11 reagents </text:p>
            <text:p text:style-name="P8"><text:s/>3 reagin </text:p>
            <text:p text:style-name="P8">11 reaginic </text:p>
            <text:p text:style-name="P8"><text:s/>3 reatas </text:p>
            <text:p text:style-name="P8"><text:s/>5 realign </text:p>
            <text:p text:style-name="P8">11 realigned </text:p>
            <text:p text:style-name="P8"><text:s/>2 realm </text:p>
            <text:p text:style-name="P8"><text:s/>1 ream </text:p>
            <text:p text:style-name="P8"><text:s/>5 reaming </text:p>
            <text:p text:style-name="P8"><text:s/>1 rest </text:p>
            <text:p text:style-name="P8"><text:s/>3 rester </text:p>
            <text:p text:style-name="P8"><text:s/>5 resters </text:p>
            <text:p text:style-name="P8"><text:s/>3 rested </text:p>
            <text:p text:style-name="P8"><text:s/>5 resting </text:p>
            <text:p text:style-name="P8"><text:s/>5 restage </text:p>
            <text:p text:style-name="P8">11 restages </text:p>
            <text:p text:style-name="P8">11 restaged </text:p>
            <text:p text:style-name="P8"><text:s/>5 respace </text:p>
            <text:p text:style-name="P8">11 respaces </text:p>
            <text:p text:style-name="P8">11 respaced </text:p>
            <text:p text:style-name="P8">11 respacing </text:p>
            <text:p text:style-name="P8"><text:s/>2 resod </text:p>
            <text:p text:style-name="P8"><text:s/>2 resid </text:p>
            <text:p text:style-name="P8"><text:s/>5 remiges </text:p>
            <text:p text:style-name="P8"><text:s/>3 remind </text:p>
            <text:p text:style-name="P8"><text:s/>5 reminds </text:p>
            <text:p text:style-name="P8">11 reminder </text:p>
            <text:p text:style-name="P8">11 reminders </text:p>
            <text:p text:style-name="P8">11 reminisce </text:p>
            <text:p text:style-name="P8">11 reminiscer </text:p>
            <text:p text:style-name="P8">11 reminisced </text:p>
            <text:p text:style-name="P8"><text:s/>3 remint </text:p>
            <text:p text:style-name="P8">11 reminted </text:p>
          </table:table-cell>
          <table:table-cell table:style-name="Table2.A1" office:value-type="string">
            <text:p text:style-name="P8">5 remints </text:p>
            <text:p text:style-name="P8"><text:s/>2 reman </text:p>
            <text:p text:style-name="P8"><text:s/>3 remand </text:p>
            <text:p text:style-name="P8"><text:s/>5 remands </text:p>
            <text:p text:style-name="P8"><text:s/>3 remate </text:p>
            <text:p text:style-name="P8"><text:s/>5 remates </text:p>
            <text:p text:style-name="P8"><text:s/>5 remated </text:p>
            <text:p text:style-name="P8">11 remating </text:p>
            <text:p text:style-name="P8"><text:s/>3 remain </text:p>
            <text:p text:style-name="P8">11 remainder </text:p>
            <text:p text:style-name="P8">11 remainders </text:p>
            <text:p text:style-name="P8">11 remained </text:p>
            <text:p text:style-name="P8"><text:s/>3 remail </text:p>
            <text:p text:style-name="P8"><text:s/>5 reimage </text:p>
            <text:p text:style-name="P8">11 reimages </text:p>
            <text:p text:style-name="P8">11 reimaged </text:p>
            <text:p text:style-name="P8">11 reimagine </text:p>
            <text:p text:style-name="P8">11 reimagines </text:p>
            <text:p text:style-name="P8">11 reimagined </text:p>
            <text:p text:style-name="P8"><text:s/>1 redo </text:p>
            <text:p text:style-name="P8"><text:s/>2 redos </text:p>
            <text:p text:style-name="P8"><text:s/>2 redia </text:p>
            <text:p text:style-name="P8"><text:s/>3 redial </text:p>
            <text:p text:style-name="P8">11 redialing </text:p>
            <text:p text:style-name="P8"><text:s/>1 rope </text:p>
            <text:p text:style-name="P8"><text:s/>2 ropes </text:p>
            <text:p text:style-name="P8"><text:s/>3 roster </text:p>
            <text:p text:style-name="P8"><text:s/>5 rosters </text:p>
            <text:p text:style-name="P8"><text:s/>1 rose </text:p>
            <text:p text:style-name="P8"><text:s/>2 roset </text:p>
            <text:p text:style-name="P8"><text:s/>5 roseate </text:p>
            <text:p text:style-name="P8">11 rosemaling </text:p>
            <text:p text:style-name="P8"><text:s/>2 rosed </text:p>
            <text:p text:style-name="P8"><text:s/>1 rode </text:p>
            <text:p text:style-name="P8"><text:s/>3 rodent </text:p>
            <text:p text:style-name="P8"><text:s/>5 rodents </text:p>
            <text:p text:style-name="P8"><text:s/>1 rods </text:p>
            <text:p text:style-name="P8"><text:s/>1 rocs </text:p>
            <text:p text:style-name="P8"><text:s/>1 pacs </text:p>
            <text:p text:style-name="P8"><text:s/>1 pace </text:p>
            <text:p text:style-name="P8"><text:s/>2 pacer </text:p>
            <text:p text:style-name="P8"><text:s/>3 pacers </text:p>
            <text:p text:style-name="P8"><text:s/>2 paces </text:p>
            <text:p text:style-name="P8"><text:s/>2 paced </text:p>
            <text:p text:style-name="P8"><text:s/>3 pacing </text:p>
            <text:p text:style-name="P8"><text:soft-page-break/><text:s/>1 pals </text:p>
            <text:p text:style-name="P8"><text:s/>3 palier </text:p>
            <text:p text:style-name="P8"><text:s/>3 paling </text:p>
            <text:p text:style-name="P8"><text:s/>1 pale </text:p>
            <text:p text:style-name="P8"><text:s/>2 pales </text:p>
            <text:p text:style-name="P8"><text:s/>2 paler </text:p>
            <text:p text:style-name="P8"><text:s/>1 pase </text:p>
            <text:p text:style-name="P8"><text:s/>2 paise </text:p>
            <text:p text:style-name="P8"><text:s/>1 pail </text:p>
            <text:p text:style-name="P8"><text:s/>2 pails </text:p>
            <text:p text:style-name="P8"><text:s/>1 pain </text:p>
            <text:p text:style-name="P8"><text:s/>3 pained </text:p>
            <text:p text:style-name="P8"><text:s/>2 paint </text:p>
            <text:p text:style-name="P8"><text:s/>5 painter </text:p>
            <text:p text:style-name="P8">11 painters </text:p>
            <text:p text:style-name="P8"><text:s/>5 painted </text:p>
            <text:p text:style-name="P8"><text:s/>3 paints </text:p>
            <text:p text:style-name="P8"><text:s/>1 pair </text:p>
            <text:p text:style-name="P8"><text:s/>3 paired </text:p>
            <text:p text:style-name="P8"><text:s/>2 pairs </text:p>
            <text:p text:style-name="P8"><text:s/>1 pate </text:p>
            <text:p text:style-name="P8"><text:s/>2 pater </text:p>
            <text:p text:style-name="P8"><text:s/>3 paters </text:p>
            <text:p text:style-name="P8"><text:s/>2 pates </text:p>
            <text:p text:style-name="P8"><text:s/>2 pated </text:p>
            <text:p text:style-name="P8"><text:s/>2 paten </text:p>
            <text:p text:style-name="P8"><text:s/>2 patin </text:p>
            <text:p text:style-name="P8"><text:s/>3 patine </text:p>
            <text:p text:style-name="P8"><text:s/>5 patines </text:p>
            <text:p text:style-name="P8"><text:s/>5 patined </text:p>
            <text:p text:style-name="P8"><text:s/>3 patina </text:p>
            <text:p text:style-name="P8"><text:s/>5 patinae </text:p>
            <text:p text:style-name="P8"><text:s/>1 pats </text:p>
            <text:p text:style-name="P8"><text:s/>2 paris </text:p>
            <text:p text:style-name="P8"><text:s/>3 paries </text:p>
            <text:p text:style-name="P8">11 parietal </text:p>
            <text:p text:style-name="P8">11 parietes </text:p>
            <text:p text:style-name="P8"><text:s/>3 paring </text:p>
            <text:p text:style-name="P8"><text:s/>1 pare </text:p>
            <text:p text:style-name="P8"><text:s/>2 pares </text:p>
            <text:p text:style-name="P8"><text:s/>1 part </text:p>
            <text:p text:style-name="P8"><text:s/>3 parted </text:p>
            <text:p text:style-name="P8">11 particle </text:p>
            <text:p text:style-name="P8">11 particles </text:p>
            <text:p text:style-name="P8"><text:s/>5 partier </text:p>
            <text:p text:style-name="P8">11 partiers </text:p>
            <text:p text:style-name="P8"><text:s/>5 parties </text:p>
            <text:p text:style-name="P8"><text:s/>5 partied </text:p>
            <text:p text:style-name="P8"><text:s/>5 parting </text:p>
            <text:p text:style-name="P8"><text:s/>5 partner </text:p>
            <text:p text:style-name="P8">11 partners </text:p>
            <text:p text:style-name="P8"><text:s/>3 partan </text:p>
            <text:p text:style-name="P8"><text:s/>2 parts </text:p>
            <text:p text:style-name="P8"><text:s/>3 parent </text:p>
            <text:p text:style-name="P8">11 parented </text:p>
            <text:p text:style-name="P8">11 parentage </text:p>
            <text:p text:style-name="P8"><text:soft-page-break/>11 parentages </text:p>
            <text:p text:style-name="P8">11 parental </text:p>
            <text:p text:style-name="P8"><text:s/>5 parents </text:p>
            <text:p text:style-name="P8"><text:s/>5 paretic </text:p>
            <text:p text:style-name="P8">11 paretics </text:p>
            <text:p text:style-name="P8"><text:s/>2 pared </text:p>
            <text:p text:style-name="P8"><text:s/>1 pars </text:p>
            <text:p text:style-name="P8"><text:s/>2 parse </text:p>
            <text:p text:style-name="P8"><text:s/>3 parsed </text:p>
            <text:p text:style-name="P8">11 parodies </text:p>
            <text:p text:style-name="P8">11 parodist </text:p>
            <text:p text:style-name="P8">11 parodistic </text:p>
            <text:p text:style-name="P8"><text:s/>3 pelite </text:p>
            <text:p text:style-name="P8"><text:s/>5 pelites </text:p>
            <text:p text:style-name="P8"><text:s/>2 peace </text:p>
            <text:p text:style-name="P8"><text:s/>3 peaces </text:p>
            <text:p text:style-name="P8"><text:s/>3 peaced </text:p>
            <text:p text:style-name="P8"><text:s/>5 peacing </text:p>
            <text:p text:style-name="P8"><text:s/>1 peal </text:p>
            <text:p text:style-name="P8"><text:s/>2 peals </text:p>
            <text:p text:style-name="P8"><text:s/>5 pealing </text:p>
            <text:p text:style-name="P8"><text:s/>1 peas </text:p>
            <text:p text:style-name="P8"><text:s/>1 peat </text:p>
            <text:p text:style-name="P8"><text:s/>5 peatier </text:p>
            <text:p text:style-name="P8"><text:s/>2 peats </text:p>
            <text:p text:style-name="P8"><text:s/>1 pear </text:p>
            <text:p text:style-name="P8"><text:s/>2 peart </text:p>
            <text:p text:style-name="P8"><text:s/>5 pearter </text:p>
            <text:p text:style-name="P8"><text:s/>2 pears </text:p>
            <text:p text:style-name="P8"><text:s/>1 peri </text:p>
            <text:p text:style-name="P8"><text:s/>2 peris </text:p>
            <text:p text:style-name="P8"><text:s/>2 peril </text:p>
            <text:p text:style-name="P8"><text:s/>3 perils </text:p>
            <text:p text:style-name="P8">11 perinatal </text:p>
            <text:p text:style-name="P8"><text:s/>5 perinea </text:p>
            <text:p text:style-name="P8">11 perineal </text:p>
            <text:p text:style-name="P8"><text:s/>1 pert </text:p>
            <text:p text:style-name="P8"><text:s/>3 perter </text:p>
            <text:p text:style-name="P8"><text:s/>5 pertain </text:p>
            <text:p text:style-name="P8">11 pertained </text:p>
            <text:p text:style-name="P8"><text:s/>2 perea </text:p>
            <text:p text:style-name="P8"><text:s/>3 pereia </text:p>
            <text:p text:style-name="P8"><text:s/>2 perse </text:p>
            <text:p text:style-name="P8"><text:s/>2 prise </text:p>
            <text:p text:style-name="P8"><text:s/>3 prised </text:p>
            <text:p text:style-name="P8"><text:s/>2 price </text:p>
            <text:p text:style-name="P8"><text:s/>3 pricer </text:p>
            <text:p text:style-name="P8"><text:s/>5 pricers </text:p>
            <text:p text:style-name="P8"><text:s/>3 prices </text:p>
            <text:p text:style-name="P8"><text:s/>3 priced </text:p>
            <text:p text:style-name="P8"><text:s/>2 prier </text:p>
            <text:p text:style-name="P8"><text:s/>3 priers </text:p>
            <text:p text:style-name="P8"><text:s/>2 pries </text:p>
            <text:p text:style-name="P8"><text:s/>2 pried </text:p>
            <text:p text:style-name="P8"><text:s/>2 print </text:p>
            <text:p text:style-name="P8"><text:s/>5 printer </text:p>
            <text:p text:style-name="P8"><text:soft-page-break/>11 printers </text:p>
            <text:p text:style-name="P8"><text:s/>5 printed </text:p>
            <text:p text:style-name="P8"><text:s/>3 prints </text:p>
            <text:p text:style-name="P8"><text:s/>5 praline </text:p>
            <text:p text:style-name="P8">11 pralines </text:p>
            <text:p text:style-name="P8"><text:s/>2 prase </text:p>
            <text:p text:style-name="P8"><text:s/>3 praise </text:p>
            <text:p text:style-name="P8"><text:s/>5 praiser </text:p>
            <text:p text:style-name="P8"><text:s/>5 praised </text:p>
            <text:p text:style-name="P8"><text:s/>1 prat </text:p>
            <text:p text:style-name="P8"><text:s/>2 prate </text:p>
            <text:p text:style-name="P8"><text:s/>3 prater </text:p>
            <text:p text:style-name="P8"><text:s/>5 praters </text:p>
            <text:p text:style-name="P8"><text:s/>3 prates </text:p>
            <text:p text:style-name="P8"><text:s/>3 prated </text:p>
            <text:p text:style-name="P8"><text:s/>5 prating </text:p>
            <text:p text:style-name="P8"><text:s/>2 prats </text:p>
            <text:p text:style-name="P8">11 prelacies </text:p>
            <text:p text:style-name="P8"><text:s/>5 prelate </text:p>
            <text:p text:style-name="P8">11 prelates </text:p>
            <text:p text:style-name="P8">11 prelatic </text:p>
            <text:p text:style-name="P8">11 preslice </text:p>
            <text:p text:style-name="P8">11 preslices </text:p>
            <text:p text:style-name="P8">11 presliced </text:p>
            <text:p text:style-name="P8"><text:s/>2 presa </text:p>
            <text:p text:style-name="P8">11 prentice </text:p>
            <text:p text:style-name="P8">11 prentices </text:p>
            <text:p text:style-name="P8">11 prenticed </text:p>
            <text:p text:style-name="P8">11 prenatal </text:p>
            <text:p text:style-name="P8"><text:s/>5 pretend </text:p>
            <text:p text:style-name="P8">11 pretends </text:p>
            <text:p text:style-name="P8"><text:s/>5 preaged </text:p>
            <text:p text:style-name="P8"><text:s/>2 prest </text:p>
            <text:p text:style-name="P8"><text:s/>5 prester </text:p>
            <text:p text:style-name="P8">11 presters </text:p>
            <text:p text:style-name="P8"><text:s/>3 preman </text:p>
            <text:p text:style-name="P8"><text:s/>5 predial </text:p>
            <text:p text:style-name="P8"><text:s/>1 pros </text:p>
            <text:p text:style-name="P8"><text:s/>2 prost </text:p>
            <text:p text:style-name="P8"><text:s/>5 prostie </text:p>
            <text:p text:style-name="P8">11 prosties </text:p>
            <text:p text:style-name="P8"><text:s/>2 prose </text:p>
            <text:p text:style-name="P8"><text:s/>3 prosed </text:p>
            <text:p text:style-name="P8">11 prosimian </text:p>
            <text:p text:style-name="P8"><text:s/>1 prod </text:p>
            <text:p text:style-name="P8"><text:s/>2 prods </text:p>
            <text:p text:style-name="P8"><text:s/>3 poring </text:p>
            <text:p text:style-name="P8"><text:s/>1 pore </text:p>
            <text:p text:style-name="P8"><text:s/>2 pores </text:p>
            <text:p text:style-name="P8"><text:s/>1 port </text:p>
            <text:p text:style-name="P8"><text:s/>3 porter </text:p>
            <text:p text:style-name="P8"><text:s/>5 porters </text:p>
            <text:p text:style-name="P8"><text:s/>3 ported </text:p>
            <text:p text:style-name="P8"><text:s/>5 portend </text:p>
            <text:p text:style-name="P8">11 portends </text:p>
            <text:p text:style-name="P8"><text:s/>5 porting </text:p>
            <text:p text:style-name="P8"><text:soft-page-break/><text:s/>3 portal </text:p>
            <text:p text:style-name="P8"><text:s/>5 portals </text:p>
            <text:p text:style-name="P8"><text:s/>5 portage </text:p>
            <text:p text:style-name="P8">11 portages </text:p>
            <text:p text:style-name="P8">11 portaged </text:p>
            <text:p text:style-name="P8"><text:s/>2 ports </text:p>
            <text:p text:style-name="P8"><text:s/>2 pored </text:p>
            <text:p text:style-name="P8"><text:s/>1 post </text:p>
            <text:p text:style-name="P8"><text:s/>3 poster </text:p>
            <text:p text:style-name="P8"><text:s/>5 posters </text:p>
            <text:p text:style-name="P8"><text:s/>3 posted </text:p>
            <text:p text:style-name="P8"><text:s/>3 postin </text:p>
            <text:p text:style-name="P8"><text:s/>5 posting </text:p>
            <text:p text:style-name="P8"><text:s/>3 postal </text:p>
            <text:p text:style-name="P8"><text:s/>5 postals </text:p>
            <text:p text:style-name="P8">11 postrace </text:p>
            <text:p text:style-name="P8"><text:s/>5 postage </text:p>
            <text:p text:style-name="P8">11 postages </text:p>
            <text:p text:style-name="P8"><text:s/>1 pose </text:p>
            <text:p text:style-name="P8"><text:s/>2 poser </text:p>
            <text:p text:style-name="P8"><text:s/>2 posed </text:p>
            <text:p text:style-name="P8"><text:s/>5 podesta </text:p>
            <text:p text:style-name="P8">11 podestas </text:p>
            <text:p text:style-name="P8"><text:s/>1 pods </text:p>
            <text:p text:style-name="P8"><text:s/>2 podia </text:p>
            <text:p text:style-name="P8">11 podiatric </text:p>
            <text:p text:style-name="P8">11 podiatries </text:p>
            <text:p text:style-name="P8"><text:s/>3 ignite </text:p>
            <text:p text:style-name="P8"><text:s/>5 igniter </text:p>
            <text:p text:style-name="P8">11 igniters </text:p>
            <text:p text:style-name="P8"><text:s/>5 ignites </text:p>
            <text:p text:style-name="P8"><text:s/>5 ignited </text:p>
            <text:p text:style-name="P8"><text:s/>5 ignatia </text:p>
            <text:p text:style-name="P8">11 ignatias </text:p>
            <text:p text:style-name="P8"><text:s/>1 inti </text:p>
            <text:p text:style-name="P8"><text:s/>2 intis </text:p>
            <text:p text:style-name="P8"><text:s/>5 inertia </text:p>
            <text:p text:style-name="P8">11 inertial </text:p>
            <text:p text:style-name="P8">11 inertias </text:p>
            <text:p text:style-name="P8">11 inertiae </text:p>
            <text:p text:style-name="P8"><text:s/>3 iatric </text:p>
            <text:p text:style-name="P8">11 iatrical </text:p>
            <text:p text:style-name="P8">11 ilmenite </text:p>
            <text:p text:style-name="P8">11 ilmenites </text:p>
            <text:p text:style-name="P8"><text:s/>2 image </text:p>
            <text:p text:style-name="P8"><text:s/>3 imager </text:p>
            <text:p text:style-name="P8"><text:s/>5 imagers </text:p>
            <text:p text:style-name="P8"><text:s/>3 images </text:p>
            <text:p text:style-name="P8"><text:s/>3 imaged </text:p>
            <text:p text:style-name="P8"><text:s/>1 imid </text:p>
            <text:p text:style-name="P8"><text:s/>2 imide </text:p>
            <text:p text:style-name="P8"><text:s/>3 imides </text:p>
            <text:p text:style-name="P8"><text:s/>2 imids </text:p>
            <text:p text:style-name="P8"><text:s/>2 imido </text:p>
            <text:p text:style-name="P8"><text:s/>1 ager </text:p>
            <text:p text:style-name="P8"><text:s/>2 agers </text:p>
            <text:p text:style-name="P8"><text:soft-page-break/><text:s/>1 ages </text:p>
            <text:p text:style-name="P8"><text:s/>1 aged </text:p>
            <text:p text:style-name="P8"><text:s/>2 agent </text:p>
            <text:p text:style-name="P8">11 agential </text:p>
            <text:p text:style-name="P8"><text:s/>3 agents </text:p>
            <text:p text:style-name="P8"><text:s/>2 agene </text:p>
            <text:p text:style-name="P8">11 agenetic </text:p>
            <text:p text:style-name="P8"><text:s/>3 agenes </text:p>
            <text:p text:style-name="P8"><text:s/>1 agin </text:p>
            <text:p text:style-name="P8"><text:s/>1 ands </text:p>
            <text:p text:style-name="P8">11 andesite </text:p>
            <text:p text:style-name="P8">11 andesites </text:p>
            <text:p text:style-name="P8"><text:s/>1 anes </text:p>
            <text:p text:style-name="P8"><text:s/>1 anis </text:p>
            <text:p text:style-name="P8"><text:s/>2 anise </text:p>
            <text:p text:style-name="P8"><text:s/>1 anil </text:p>
            <text:p text:style-name="P8"><text:s/>2 anils </text:p>
            <text:p text:style-name="P8"><text:s/>2 anile </text:p>
            <text:p text:style-name="P8"><text:s/>2 anger </text:p>
            <text:p text:style-name="P8"><text:s/>3 angers </text:p>
            <text:p text:style-name="P8"><text:s/>1 ante </text:p>
            <text:p text:style-name="P8"><text:s/>2 antes </text:p>
            <text:p text:style-name="P8"><text:s/>2 anted </text:p>
            <text:p text:style-name="P8"><text:s/>1 anti </text:p>
            <text:p text:style-name="P8"><text:s/>2 antis </text:p>
            <text:p text:style-name="P8"><text:s/>2 antic </text:p>
            <text:p text:style-name="P8"><text:s/>3 antics </text:p>
            <text:p text:style-name="P8"><text:s/>5 anticar </text:p>
            <text:p text:style-name="P8"><text:s/>3 antiar </text:p>
            <text:p text:style-name="P8"><text:s/>5 antiars </text:p>
            <text:p text:style-name="P8">11 antirape </text:p>
            <text:p text:style-name="P8"><text:s/>5 antired </text:p>
            <text:p text:style-name="P8"><text:s/>1 anta </text:p>
            <text:p text:style-name="P8"><text:s/>2 antas </text:p>
            <text:p text:style-name="P8"><text:s/>2 antae </text:p>
            <text:p text:style-name="P8"><text:s/>2 antra </text:p>
            <text:p text:style-name="P8"><text:s/>3 antral </text:p>
            <text:p text:style-name="P8"><text:s/>2 antre </text:p>
            <text:p text:style-name="P8"><text:s/>3 antres </text:p>
            <text:p text:style-name="P8"><text:s/>1 ants </text:p>
            <text:p text:style-name="P8"><text:s/>5 antsier </text:p>
            <text:p text:style-name="P8"><text:s/>2 anime </text:p>
            <text:p text:style-name="P8"><text:s/>3 animes </text:p>
            <text:p text:style-name="P8"><text:s/>2 animi </text:p>
            <text:p text:style-name="P8"><text:s/>3 animis </text:p>
            <text:p text:style-name="P8"><text:s/>5 animist </text:p>
            <text:p text:style-name="P8">11 animistic </text:p>
            <text:p text:style-name="P8"><text:s/>5 anestri </text:p>
            <text:p text:style-name="P8"><text:s/>1 atap </text:p>
            <text:p text:style-name="P8"><text:s/>2 ataps </text:p>
            <text:p text:style-name="P8"><text:s/>2 atria </text:p>
            <text:p text:style-name="P8"><text:s/>3 atrial </text:p>
            <text:p text:style-name="P8"><text:s/>5 ailment </text:p>
            <text:p text:style-name="P8">11 ailments </text:p>
            <text:p text:style-name="P8"><text:s/>2 aimer </text:p>
            <text:p text:style-name="P8"><text:s/>3 aimers </text:p>
            <text:p text:style-name="P8"><text:soft-page-break/><text:s/>2 aimed </text:p>
            <text:p text:style-name="P8"><text:s/>3 aerial </text:p>
            <text:p text:style-name="P8"><text:s/>5 aerials </text:p>
            <text:p text:style-name="P8"><text:s/>3 aerate </text:p>
            <text:p text:style-name="P8"><text:s/>5 aerates </text:p>
            <text:p text:style-name="P8"><text:s/>5 aerated </text:p>
            <text:p text:style-name="P8">11 aerating </text:p>
            <text:p text:style-name="P8">11 aerospace </text:p>
            <text:p text:style-name="P8">11 aerospaces </text:p>
            <text:p text:style-name="P8"><text:s/>2 align </text:p>
            <text:p text:style-name="P8"><text:s/>5 aligner </text:p>
            <text:p text:style-name="P8">11 aligners </text:p>
            <text:p text:style-name="P8"><text:s/>5 aligned </text:p>
            <text:p text:style-name="P8"><text:s/>5 aliment </text:p>
            <text:p text:style-name="P8">11 alimented </text:p>
            <text:p text:style-name="P8">11 aliments </text:p>
            <text:p text:style-name="P8"><text:s/>1 alme </text:p>
            <text:p text:style-name="P8"><text:s/>2 almes </text:p>
            <text:p text:style-name="P8"><text:s/>1 amin </text:p>
            <text:p text:style-name="P8"><text:s/>2 amine </text:p>
            <text:p text:style-name="P8"><text:s/>3 amines </text:p>
            <text:p text:style-name="P8"><text:s/>3 aminic </text:p>
            <text:p text:style-name="P8"><text:s/>1 amen </text:p>
            <text:p text:style-name="P8"><text:s/>2 amend </text:p>
            <text:p text:style-name="P8"><text:s/>3 amends </text:p>
            <text:p text:style-name="P8"><text:s/>5 amender </text:p>
            <text:p text:style-name="P8">11 amenders </text:p>
            <text:p text:style-name="P8"><text:s/>2 ament </text:p>
            <text:p text:style-name="P8"><text:s/>5 amentia </text:p>
            <text:p text:style-name="P8">11 amentias </text:p>
            <text:p text:style-name="P8"><text:s/>3 aments </text:p>
            <text:p text:style-name="P8"><text:s/>1 amie </text:p>
            <text:p text:style-name="P8"><text:s/>2 amies </text:p>
            <text:p text:style-name="P8"><text:s/>1 amis </text:p>
            <text:p text:style-name="P8"><text:s/>1 amid </text:p>
            <text:p text:style-name="P8"><text:s/>2 amide </text:p>
            <text:p text:style-name="P8"><text:s/>3 amides </text:p>
            <text:p text:style-name="P8"><text:s/>2 amids </text:p>
            <text:p text:style-name="P8"><text:s/>3 amidst </text:p>
            <text:p text:style-name="P8"><text:s/>2 amido </text:p>
            <text:p text:style-name="P8"><text:s/>3 aiming </text:p>
            <text:p text:style-name="P8"><text:s/>1 aide </text:p>
            <text:p text:style-name="P8"><text:s/>2 aider </text:p>
            <text:p text:style-name="P8"><text:s/>3 aiders </text:p>
            <text:p text:style-name="P8"><text:s/>2 aides </text:p>
            <text:p text:style-name="P8"><text:s/>1 aids </text:p>
            <text:p text:style-name="P8"><text:s/>2 ender </text:p>
            <text:p text:style-name="P8"><text:s/>3 enders </text:p>
            <text:p text:style-name="P8"><text:s/>3 entice </text:p>
            <text:p text:style-name="P8"><text:s/>5 enticer </text:p>
            <text:p text:style-name="P8">11 enticers </text:p>
            <text:p text:style-name="P8"><text:s/>5 entices </text:p>
            <text:p text:style-name="P8"><text:s/>5 enticed </text:p>
            <text:p text:style-name="P8"><text:s/>5 entries </text:p>
            <text:p text:style-name="P8"><text:s/>2 erase </text:p>
            <text:p text:style-name="P8"><text:s/>2 eager </text:p>
          </table:table-cell>
          <table:table-cell table:style-name="Table2.A1" office:value-type="string">
            <text:p text:style-name="P8">3 eagers </text:p>
            <text:p text:style-name="P8"><text:s/>2 ester </text:p>
            <text:p text:style-name="P8"><text:s/>3 esters </text:p>
            <text:p text:style-name="P8"><text:s/>3 estrin </text:p>
            <text:p text:style-name="P8"><text:s/>3 estral </text:p>
            <text:p text:style-name="P8">11 espalier </text:p>
            <text:p text:style-name="P8">11 espaliers </text:p>
            <text:p text:style-name="P8"><text:s/>3 esprit </text:p>
            <text:p text:style-name="P8"><text:s/>3 escort </text:p>
            <text:p text:style-name="P8">11 escorted </text:p>
            <text:p text:style-name="P8">11 escorting </text:p>
            <text:p text:style-name="P8"><text:s/>2 eidos </text:p>
            <text:p text:style-name="P8"><text:s/>2 stein </text:p>
            <text:p text:style-name="P8"><text:s/>2 stile </text:p>
            <text:p text:style-name="P8"><text:s/>3 stiles </text:p>
            <text:p text:style-name="P8"><text:s/>2 sties </text:p>
            <text:p text:style-name="P8"><text:s/>2 stied </text:p>
            <text:p text:style-name="P8"><text:s/>2 sting </text:p>
            <text:p text:style-name="P8"><text:s/>5 stinger </text:p>
            <text:p text:style-name="P8">11 stingers </text:p>
            <text:p text:style-name="P8"><text:s/>1 stir </text:p>
            <text:p text:style-name="P8"><text:s/>2 stirp </text:p>
            <text:p text:style-name="P8"><text:s/>5 stirpes </text:p>
            <text:p text:style-name="P8"><text:s/>5 staling </text:p>
            <text:p text:style-name="P8"><text:s/>2 stale </text:p>
            <text:p text:style-name="P8"><text:s/>3 stales </text:p>
            <text:p text:style-name="P8"><text:s/>3 staler </text:p>
            <text:p text:style-name="P8"><text:s/>2 stain </text:p>
            <text:p text:style-name="P8"><text:s/>5 stainer </text:p>
            <text:p text:style-name="P8">11 stainers </text:p>
            <text:p text:style-name="P8"><text:s/>5 stained </text:p>
            <text:p text:style-name="P8"><text:s/>2 stair </text:p>
            <text:p text:style-name="P8"><text:s/>1 star </text:p>
            <text:p text:style-name="P8"><text:s/>5 staring </text:p>
            <text:p text:style-name="P8"><text:s/>2 stare </text:p>
            <text:p text:style-name="P8"><text:s/>3 stares </text:p>
            <text:p text:style-name="P8"><text:s/>3 stared </text:p>
            <text:p text:style-name="P8"><text:s/>3 stapes </text:p>
            <text:p text:style-name="P8"><text:s/>2 stria </text:p>
            <text:p text:style-name="P8"><text:s/>3 striae </text:p>
            <text:p text:style-name="P8"><text:s/>3 string </text:p>
            <text:p text:style-name="P8">11 stringer </text:p>
            <text:p text:style-name="P8">11 stringers </text:p>
            <text:p text:style-name="P8">11 stringed </text:p>
            <text:p text:style-name="P8"><text:s/>3 strain </text:p>
            <text:p text:style-name="P8"><text:soft-page-break/>11 strainer </text:p>
            <text:p text:style-name="P8">11 strainers </text:p>
            <text:p text:style-name="P8">11 strained </text:p>
            <text:p text:style-name="P8"><text:s/>2 strap </text:p>
            <text:p text:style-name="P8"><text:s/>2 strep </text:p>
            <text:p text:style-name="P8"><text:s/>3 stream </text:p>
            <text:p text:style-name="P8">11 streaming </text:p>
            <text:p text:style-name="P8">11 streamline </text:p>
            <text:p text:style-name="P8">11 streamliner </text:p>
            <text:p text:style-name="P8">11 streamliners </text:p>
            <text:p text:style-name="P8">11 streamlines </text:p>
            <text:p text:style-name="P8">11 streamlined </text:p>
            <text:p text:style-name="P8"><text:s/>2 strop </text:p>
            <text:p text:style-name="P8"><text:s/>3 strode </text:p>
            <text:p text:style-name="P8"><text:s/>1 stag </text:p>
            <text:p text:style-name="P8"><text:s/>2 stage </text:p>
            <text:p text:style-name="P8"><text:s/>3 stager </text:p>
            <text:p text:style-name="P8"><text:s/>5 stagers </text:p>
            <text:p text:style-name="P8"><text:s/>3 stages </text:p>
            <text:p text:style-name="P8"><text:s/>3 staged </text:p>
            <text:p text:style-name="P8"><text:s/>2 stand </text:p>
            <text:p text:style-name="P8"><text:s/>3 stands </text:p>
            <text:p text:style-name="P8"><text:s/>5 stander </text:p>
            <text:p text:style-name="P8">11 standers </text:p>
            <text:p text:style-name="P8"><text:s/>2 stane </text:p>
            <text:p text:style-name="P8"><text:s/>3 stanes </text:p>
            <text:p text:style-name="P8"><text:s/>3 staned </text:p>
            <text:p text:style-name="P8"><text:s/>2 stang </text:p>
            <text:p text:style-name="P8"><text:s/>5 stanged </text:p>
            <text:p text:style-name="P8"><text:s/>2 staig </text:p>
            <text:p text:style-name="P8"><text:s/>3 stamen </text:p>
            <text:p text:style-name="P8"><text:s/>2 staid </text:p>
            <text:p text:style-name="P8"><text:s/>5 staider </text:p>
            <text:p text:style-name="P8"><text:s/>3 steric </text:p>
            <text:p text:style-name="P8">11 sterical </text:p>
            <text:p text:style-name="P8"><text:s/>5 sterile </text:p>
            <text:p text:style-name="P8"><text:s/>2 stere </text:p>
            <text:p text:style-name="P8"><text:s/>3 steres </text:p>
            <text:p text:style-name="P8"><text:s/>2 steal </text:p>
            <text:p text:style-name="P8">11 stealing </text:p>
            <text:p text:style-name="P8"><text:s/>2 steam </text:p>
            <text:p text:style-name="P8">11 steaming </text:p>
            <text:p text:style-name="P8"><text:s/>1 stem </text:p>
            <text:p text:style-name="P8"><text:s/>1 sris </text:p>
            <text:p text:style-name="P8"><text:s/>2 space </text:p>
            <text:p text:style-name="P8"><text:s/>3 spacer </text:p>
            <text:p text:style-name="P8"><text:s/>5 spacers </text:p>
            <text:p text:style-name="P8"><text:s/>3 spaces </text:p>
            <text:p text:style-name="P8"><text:s/>3 spaced </text:p>
            <text:p text:style-name="P8"><text:s/>5 spacier </text:p>
            <text:p text:style-name="P8"><text:s/>5 spacing </text:p>
            <text:p text:style-name="P8"><text:s/>2 spale </text:p>
            <text:p text:style-name="P8"><text:s/>3 spales </text:p>
            <text:p text:style-name="P8"><text:s/>1 spas </text:p>
            <text:p text:style-name="P8"><text:s/>2 spail </text:p>
            <text:p text:style-name="P8"><text:s/>3 spails </text:p>
            <text:p text:style-name="P8"><text:soft-page-break/><text:s/>2 spait </text:p>
            <text:p text:style-name="P8"><text:s/>1 spae </text:p>
            <text:p text:style-name="P8"><text:s/>2 spaes </text:p>
            <text:p text:style-name="P8"><text:s/>1 spat </text:p>
            <text:p text:style-name="P8"><text:s/>2 spate </text:p>
            <text:p text:style-name="P8"><text:s/>3 spates </text:p>
            <text:p text:style-name="P8"><text:s/>1 spar </text:p>
            <text:p text:style-name="P8"><text:s/>5 sparing </text:p>
            <text:p text:style-name="P8"><text:s/>2 spare </text:p>
            <text:p text:style-name="P8"><text:s/>3 spares </text:p>
            <text:p text:style-name="P8">11 sparteine </text:p>
            <text:p text:style-name="P8"><text:s/>5 spartan </text:p>
            <text:p text:style-name="P8"><text:s/>3 spared </text:p>
            <text:p text:style-name="P8"><text:s/>2 spear </text:p>
            <text:p text:style-name="P8">11 spearing </text:p>
            <text:p text:style-name="P8"><text:s/>5 speared </text:p>
            <text:p text:style-name="P8"><text:s/>3 sprier </text:p>
            <text:p text:style-name="P8"><text:s/>3 spring </text:p>
            <text:p text:style-name="P8"><text:s/>5 springe </text:p>
            <text:p text:style-name="P8">11 springer </text:p>
            <text:p text:style-name="P8">11 springers </text:p>
            <text:p text:style-name="P8">11 springes </text:p>
            <text:p text:style-name="P8">11 springed </text:p>
            <text:p text:style-name="P8">11 springal </text:p>
            <text:p text:style-name="P8"><text:s/>3 sprint </text:p>
            <text:p text:style-name="P8">11 sprinter </text:p>
            <text:p text:style-name="P8">11 sprinters </text:p>
            <text:p text:style-name="P8">11 sprinted </text:p>
            <text:p text:style-name="P8"><text:s/>2 sprit </text:p>
            <text:p text:style-name="P8"><text:s/>3 sprite </text:p>
            <text:p text:style-name="P8"><text:s/>5 sprites </text:p>
            <text:p text:style-name="P8"><text:s/>3 sprain </text:p>
            <text:p text:style-name="P8">11 sprained </text:p>
            <text:p text:style-name="P8"><text:s/>2 sprat </text:p>
            <text:p text:style-name="P8"><text:s/>3 sprent </text:p>
            <text:p text:style-name="P8"><text:s/>5 sporing </text:p>
            <text:p text:style-name="P8"><text:s/>3 sporal </text:p>
            <text:p text:style-name="P8"><text:s/>2 spore </text:p>
            <text:p text:style-name="P8"><text:s/>3 spores </text:p>
            <text:p text:style-name="P8"><text:s/>2 sport </text:p>
            <text:p text:style-name="P8"><text:s/>5 sporter </text:p>
            <text:p text:style-name="P8">11 sporters </text:p>
            <text:p text:style-name="P8"><text:s/>5 sported </text:p>
            <text:p text:style-name="P8">11 sportier </text:p>
            <text:p text:style-name="P8">11 sporting </text:p>
            <text:p text:style-name="P8"><text:s/>3 spored </text:p>
            <text:p text:style-name="P8"><text:s/>2 spode </text:p>
            <text:p text:style-name="P8"><text:s/>2 sends </text:p>
            <text:p text:style-name="P8"><text:s/>3 sender </text:p>
            <text:p text:style-name="P8"><text:s/>5 senders </text:p>
            <text:p text:style-name="P8"><text:s/>3 seneca </text:p>
            <text:p text:style-name="P8"><text:s/>5 senecas </text:p>
            <text:p text:style-name="P8"><text:s/>3 senega </text:p>
            <text:p text:style-name="P8">11 sentries </text:p>
            <text:p text:style-name="P8"><text:s/>5 serials </text:p>
            <text:p text:style-name="P8"><text:s/>5 serails </text:p>
            <text:p text:style-name="P8"><text:soft-page-break/><text:s/>3 serape </text:p>
            <text:p text:style-name="P8"><text:s/>5 serapes </text:p>
            <text:p text:style-name="P8">11 seatrain </text:p>
            <text:p text:style-name="P8"><text:s/>1 seam </text:p>
            <text:p text:style-name="P8"><text:s/>5 seaming </text:p>
            <text:p text:style-name="P8"><text:s/>1 semi </text:p>
            <text:p text:style-name="P8"><text:s/>3 semina </text:p>
            <text:p text:style-name="P8"><text:s/>5 seminal </text:p>
            <text:p text:style-name="P8">11 semantic </text:p>
            <text:p text:style-name="P8">11 semantics </text:p>
            <text:p text:style-name="P8">11 semantical </text:p>
            <text:p text:style-name="P8"><text:s/>5 sematic </text:p>
            <text:p text:style-name="P8"><text:s/>1 sori </text:p>
            <text:p text:style-name="P8"><text:s/>3 soring </text:p>
            <text:p text:style-name="P8"><text:s/>5 sorites </text:p>
            <text:p text:style-name="P8"><text:s/>1 sora </text:p>
            <text:p text:style-name="P8"><text:s/>2 soras </text:p>
            <text:p text:style-name="P8"><text:s/>1 sore </text:p>
            <text:p text:style-name="P8"><text:s/>2 sorel </text:p>
            <text:p text:style-name="P8"><text:s/>3 sorels </text:p>
            <text:p text:style-name="P8"><text:s/>2 sores </text:p>
            <text:p text:style-name="P8"><text:s/>1 sort </text:p>
            <text:p text:style-name="P8"><text:s/>3 sorter </text:p>
            <text:p text:style-name="P8"><text:s/>5 sorters </text:p>
            <text:p text:style-name="P8"><text:s/>3 sorted </text:p>
            <text:p text:style-name="P8"><text:s/>3 sortie </text:p>
            <text:p text:style-name="P8"><text:s/>5 sorties </text:p>
            <text:p text:style-name="P8"><text:s/>5 sortied </text:p>
            <text:p text:style-name="P8"><text:s/>5 sorting </text:p>
            <text:p text:style-name="P8"><text:s/>5 sienite </text:p>
            <text:p text:style-name="P8">11 sienites </text:p>
            <text:p text:style-name="P8"><text:s/>3 simian </text:p>
            <text:p text:style-name="P8"><text:s/>1 sima </text:p>
            <text:p text:style-name="P8"><text:s/>3 simlin </text:p>
            <text:p text:style-name="P8"><text:s/>1 side </text:p>
            <text:p text:style-name="P8">11 siderite </text:p>
            <text:p text:style-name="P8">11 siderites </text:p>
            <text:p text:style-name="P8">11 sidereal </text:p>
            <text:p text:style-name="P8"><text:s/>5 sideman </text:p>
            <text:p text:style-name="P8"><text:s/>3 scoria </text:p>
            <text:p text:style-name="P8"><text:s/>5 scoriae </text:p>
            <text:p text:style-name="P8"><text:s/>5 scoring </text:p>
            <text:p text:style-name="P8"><text:s/>2 score </text:p>
            <text:p text:style-name="P8"><text:s/>3 scores </text:p>
            <text:p text:style-name="P8"><text:s/>3 scored </text:p>
            <text:p text:style-name="P8"><text:s/>1 scop </text:p>
            <text:p text:style-name="P8"><text:s/>2 scope </text:p>
            <text:p text:style-name="P8"><text:s/>3 scopes </text:p>
            <text:p text:style-name="P8"><text:s/>3 orient </text:p>
            <text:p text:style-name="P8">11 oriental </text:p>
            <text:p text:style-name="P8">11 orientals </text:p>
            <text:p text:style-name="P8">11 oriented </text:p>
            <text:p text:style-name="P8"><text:s/>5 orients </text:p>
            <text:p text:style-name="P8"><text:s/>3 oracle </text:p>
            <text:p text:style-name="P8"><text:s/>5 oracles </text:p>
            <text:p text:style-name="P8"><text:s/>1 oral </text:p>
            <text:p text:style-name="P8"><text:soft-page-break/><text:s/>2 orals </text:p>
            <text:p text:style-name="P8"><text:s/>2 orate </text:p>
            <text:p text:style-name="P8"><text:s/>3 orates </text:p>
            <text:p text:style-name="P8"><text:s/>3 orated </text:p>
            <text:p text:style-name="P8"><text:s/>5 orating </text:p>
            <text:p text:style-name="P8"><text:s/>1 ores </text:p>
            <text:p text:style-name="P8"><text:s/>1 orts </text:p>
            <text:p text:style-name="P8"><text:s/>1 opal </text:p>
            <text:p text:style-name="P8"><text:s/>2 opals </text:p>
            <text:p text:style-name="P8"><text:s/>5 opaline </text:p>
            <text:p text:style-name="P8">11 opalines </text:p>
            <text:p text:style-name="P8"><text:s/>1 opes </text:p>
            <text:p text:style-name="P8"><text:s/>2 opera </text:p>
            <text:p text:style-name="P8"><text:s/>3 operas </text:p>
            <text:p text:style-name="P8"><text:s/>5 operate </text:p>
            <text:p text:style-name="P8">11 operates </text:p>
            <text:p text:style-name="P8">11 operated </text:p>
            <text:p text:style-name="P8">11 operatic </text:p>
            <text:p text:style-name="P8">11 operatics </text:p>
            <text:p text:style-name="P8">11 operating </text:p>
            <text:p text:style-name="P8"><text:s/>2 ostia </text:p>
            <text:p text:style-name="P8">11 ostracise </text:p>
            <text:p text:style-name="P8">11 ostracised </text:p>
            <text:p text:style-name="P8"><text:s/>3 osteal </text:p>
            <text:p text:style-name="P8"><text:s/>2 osier </text:p>
            <text:p text:style-name="P8"><text:s/>1 odea </text:p>
            <text:p text:style-name="P8"><text:s/>1 odes </text:p>
            <text:p text:style-name="P8"><text:s/>2 odist </text:p>
            <text:p text:style-name="P8"><text:s/>2 liger </text:p>
            <text:p text:style-name="P8"><text:s/>3 ligers </text:p>
            <text:p text:style-name="P8"><text:s/>5 lignite </text:p>
            <text:p text:style-name="P8">11 lignites </text:p>
            <text:p text:style-name="P8"><text:s/>2 ligan </text:p>
            <text:p text:style-name="P8"><text:s/>3 ligand </text:p>
            <text:p text:style-name="P8"><text:s/>5 ligands </text:p>
            <text:p text:style-name="P8"><text:s/>3 ligate </text:p>
            <text:p text:style-name="P8"><text:s/>5 ligates </text:p>
            <text:p text:style-name="P8"><text:s/>5 ligated </text:p>
            <text:p text:style-name="P8">11 ligament </text:p>
            <text:p text:style-name="P8">11 ligaments </text:p>
            <text:p text:style-name="P8"><text:s/>3 linier </text:p>
            <text:p text:style-name="P8"><text:s/>5 lintier </text:p>
            <text:p text:style-name="P8"><text:s/>2 liane </text:p>
            <text:p text:style-name="P8"><text:s/>3 lianes </text:p>
            <text:p text:style-name="P8"><text:s/>2 liang </text:p>
            <text:p text:style-name="P8"><text:s/>3 liaise </text:p>
            <text:p text:style-name="P8"><text:s/>5 liaised </text:p>
            <text:p text:style-name="P8"><text:s/>1 lima </text:p>
            <text:p text:style-name="P8"><text:s/>2 liman </text:p>
            <text:p text:style-name="P8"><text:s/>1 lime </text:p>
            <text:p text:style-name="P8"><text:s/>2 limen </text:p>
            <text:p text:style-name="P8"><text:s/>2 limes </text:p>
            <text:p text:style-name="P8"><text:s/>2 limed </text:p>
            <text:p text:style-name="P8"><text:s/>3 limier </text:p>
            <text:p text:style-name="P8"><text:s/>5 limiest </text:p>
            <text:p text:style-name="P8"><text:s/>2 lager </text:p>
            <text:p text:style-name="P8"><text:soft-page-break/><text:s/>3 lagers </text:p>
            <text:p text:style-name="P8"><text:s/>3 lagend </text:p>
            <text:p text:style-name="P8"><text:s/>5 lagends </text:p>
            <text:p text:style-name="P8"><text:s/>1 land </text:p>
            <text:p text:style-name="P8"><text:s/>2 lands </text:p>
            <text:p text:style-name="P8">11 landscape </text:p>
            <text:p text:style-name="P8">11 landscapes </text:p>
            <text:p text:style-name="P8">11 landscaper </text:p>
            <text:p text:style-name="P8">11 landscapers </text:p>
            <text:p text:style-name="P8"><text:s/>3 lander </text:p>
            <text:p text:style-name="P8"><text:s/>5 landers </text:p>
            <text:p text:style-name="P8"><text:s/>1 lane </text:p>
            <text:p text:style-name="P8"><text:s/>2 lanes </text:p>
            <text:p text:style-name="P8"><text:s/>5 lanital </text:p>
            <text:p text:style-name="P8">11 lanitals </text:p>
            <text:p text:style-name="P8"><text:s/>1 lang </text:p>
            <text:p text:style-name="P8"><text:s/>3 latria </text:p>
            <text:p text:style-name="P8"><text:s/>5 latrias </text:p>
            <text:p text:style-name="P8"><text:s/>5 lateral </text:p>
            <text:p text:style-name="P8">11 laterals </text:p>
            <text:p text:style-name="P8">11 lateraling </text:p>
            <text:p text:style-name="P8">11 laetrile </text:p>
            <text:p text:style-name="P8">11 laetriles </text:p>
            <text:p text:style-name="P8"><text:s/>3 laming </text:p>
            <text:p text:style-name="P8"><text:s/>1 lame </text:p>
            <text:p text:style-name="P8"><text:s/>3 lament </text:p>
            <text:p text:style-name="P8">11 lamenter </text:p>
            <text:p text:style-name="P8">11 lamenters </text:p>
            <text:p text:style-name="P8">11 lamented </text:p>
            <text:p text:style-name="P8"><text:s/>5 laments </text:p>
            <text:p text:style-name="P8"><text:s/>2 lamer </text:p>
            <text:p text:style-name="P8"><text:s/>2 lames </text:p>
            <text:p text:style-name="P8"><text:s/>3 lamest </text:p>
            <text:p text:style-name="P8"><text:s/>2 lamed </text:p>
            <text:p text:style-name="P8"><text:s/>3 lameds </text:p>
            <text:p text:style-name="P8">11 lamister </text:p>
            <text:p text:style-name="P8">11 lamisters </text:p>
            <text:p text:style-name="P8"><text:s/>1 laid </text:p>
            <text:p text:style-name="P8"><text:s/>1 mind </text:p>
            <text:p text:style-name="P8"><text:s/>2 minds </text:p>
            <text:p text:style-name="P8"><text:s/>5 mindset </text:p>
            <text:p text:style-name="P8">11 mindsets </text:p>
            <text:p text:style-name="P8"><text:s/>3 minder </text:p>
            <text:p text:style-name="P8"><text:s/>5 minders </text:p>
            <text:p text:style-name="P8"><text:s/>1 mine </text:p>
            <text:p text:style-name="P8"><text:s/>2 miner </text:p>
            <text:p text:style-name="P8"><text:s/>3 miners </text:p>
            <text:p text:style-name="P8"><text:s/>2 mines </text:p>
            <text:p text:style-name="P8"><text:s/>2 mined </text:p>
            <text:p text:style-name="P8"><text:s/>1 mini </text:p>
            <text:p text:style-name="P8"><text:s/>2 minis </text:p>
            <text:p text:style-name="P8"><text:s/>5 minicar </text:p>
            <text:p text:style-name="P8">11 minicars </text:p>
            <text:p text:style-name="P8"><text:s/>1 mint </text:p>
            <text:p text:style-name="P8"><text:s/>3 minter </text:p>
            <text:p text:style-name="P8"><text:s/>5 minters </text:p>
            <text:p text:style-name="P8"><text:soft-page-break/><text:s/>3 minted </text:p>
            <text:p text:style-name="P8"><text:s/>5 mintier </text:p>
            <text:p text:style-name="P8"><text:s/>5 mintage </text:p>
            <text:p text:style-name="P8">11 mintages </text:p>
            <text:p text:style-name="P8"><text:s/>2 mints </text:p>
            <text:p text:style-name="P8"><text:s/>1 mina </text:p>
            <text:p text:style-name="P8"><text:s/>2 minae </text:p>
            <text:p text:style-name="P8"><text:s/>5 mineral </text:p>
            <text:p text:style-name="P8">11 minerals </text:p>
            <text:p text:style-name="P8">11 mineralise </text:p>
            <text:p text:style-name="P8">11 mineralised </text:p>
            <text:p text:style-name="P8"><text:s/>3 milage </text:p>
            <text:p text:style-name="P8"><text:s/>5 milages </text:p>
            <text:p text:style-name="P8"><text:s/>1 mage </text:p>
            <text:p text:style-name="P8"><text:s/>2 mages </text:p>
            <text:p text:style-name="P8"><text:s/>5 magenta </text:p>
            <text:p text:style-name="P8">11 magentas </text:p>
            <text:p text:style-name="P8">11 magnesic </text:p>
            <text:p text:style-name="P8">11 magnesia </text:p>
            <text:p text:style-name="P8">11 magnesias </text:p>
            <text:p text:style-name="P8">11 magnesite </text:p>
            <text:p text:style-name="P8">11 magnesites </text:p>
            <text:p text:style-name="P8"><text:s/>3 magnet </text:p>
            <text:p text:style-name="P8">11 magnetic </text:p>
            <text:p text:style-name="P8">11 magnetics </text:p>
            <text:p text:style-name="P8"><text:s/>5 magnets </text:p>
            <text:p text:style-name="P8">11 magnetise </text:p>
            <text:p text:style-name="P8">11 magnetised </text:p>
            <text:p text:style-name="P8"><text:s/>1 magi </text:p>
            <text:p text:style-name="P8"><text:s/>1 mane </text:p>
            <text:p text:style-name="P8"><text:s/>2 manes </text:p>
            <text:p text:style-name="P8"><text:s/>2 maned </text:p>
            <text:p text:style-name="P8"><text:s/>2 manic </text:p>
            <text:p text:style-name="P8"><text:s/>3 manics </text:p>
            <text:p text:style-name="P8"><text:s/>3 manila </text:p>
            <text:p text:style-name="P8"><text:s/>5 manilas </text:p>
            <text:p text:style-name="P8"><text:s/>2 mania </text:p>
            <text:p text:style-name="P8"><text:s/>3 maniac </text:p>
            <text:p text:style-name="P8"><text:s/>5 maniacs </text:p>
            <text:p text:style-name="P8"><text:s/>3 manias </text:p>
            <text:p text:style-name="P8"><text:s/>2 mange </text:p>
            <text:p text:style-name="P8"><text:s/>3 manger </text:p>
            <text:p text:style-name="P8"><text:s/>5 mangers </text:p>
            <text:p text:style-name="P8"><text:s/>3 manges </text:p>
            <text:p text:style-name="P8"><text:s/>3 mantes </text:p>
            <text:p text:style-name="P8"><text:s/>3 mantis </text:p>
            <text:p text:style-name="P8"><text:s/>3 mantic </text:p>
            <text:p text:style-name="P8"><text:s/>2 manta </text:p>
            <text:p text:style-name="P8"><text:s/>3 mantas </text:p>
            <text:p text:style-name="P8"><text:s/>5 mantric </text:p>
            <text:p text:style-name="P8"><text:s/>3 mantra </text:p>
            <text:p text:style-name="P8"><text:s/>5 mantras </text:p>
            <text:p text:style-name="P8"><text:s/>5 mantrap </text:p>
            <text:p text:style-name="P8">11 mantraps </text:p>
            <text:p text:style-name="P8"><text:s/>1 mate </text:p>
            <text:p text:style-name="P8"><text:s/>2 mater </text:p>
          </table:table-cell>
          <table:table-cell table:style-name="Table2.F1" office:value-type="string">
            <text:p text:style-name="P8">3 maters </text:p>
            <text:p text:style-name="P8"><text:s/>2 mates </text:p>
            <text:p text:style-name="P8"><text:s/>2 mated </text:p>
            <text:p text:style-name="P8"><text:s/>2 matin </text:p>
            <text:p text:style-name="P8"><text:s/>3 mating </text:p>
            <text:p text:style-name="P8">11 matrices </text:p>
            <text:p text:style-name="P8"><text:s/>3 matres </text:p>
            <text:p text:style-name="P8">11 material </text:p>
            <text:p text:style-name="P8">11 materials </text:p>
            <text:p text:style-name="P8"><text:s/>1 mats </text:p>
            <text:p text:style-name="P8"><text:s/>1 main </text:p>
            <text:p text:style-name="P8"><text:s/>1 mail </text:p>
            <text:p text:style-name="P8"><text:s/>1 maes </text:p>
            <text:p text:style-name="P8"><text:s/>5 maestri </text:p>
            <text:p text:style-name="P8"><text:s/>5 maestro </text:p>
            <text:p text:style-name="P8"><text:s/>3 malign </text:p>
            <text:p text:style-name="P8">11 maligner </text:p>
            <text:p text:style-name="P8">11 maligners </text:p>
            <text:p text:style-name="P8">11 maligned </text:p>
            <text:p text:style-name="P8"><text:s/>3 maline </text:p>
            <text:p text:style-name="P8"><text:s/>5 malines </text:p>
            <text:p text:style-name="P8">11 malinger </text:p>
            <text:p text:style-name="P8">11 malingers </text:p>
            <text:p text:style-name="P8"><text:s/>2 maist </text:p>
            <text:p text:style-name="P8"><text:s/>1 maid </text:p>
            <text:p text:style-name="P8"><text:s/>3 maiden </text:p>
            <text:p text:style-name="P8"><text:s/>2 maids </text:p>
            <text:p text:style-name="P8"><text:s/>1 mend </text:p>
            <text:p text:style-name="P8"><text:s/>2 mends </text:p>
            <text:p text:style-name="P8"><text:s/>3 mender </text:p>
            <text:p text:style-name="P8"><text:s/>5 menders </text:p>
            <text:p text:style-name="P8">11 meniscal </text:p>
            <text:p text:style-name="P8"><text:s/>3 menial </text:p>
            <text:p text:style-name="P8"><text:s/>5 menials </text:p>
            <text:p text:style-name="P8"><text:s/>2 menta </text:p>
            <text:p text:style-name="P8"><text:s/>3 mental </text:p>
            <text:p text:style-name="P8"><text:s/>3 menage </text:p>
            <text:p text:style-name="P8"><text:s/>5 menages </text:p>
            <text:p text:style-name="P8"><text:s/>1 mete </text:p>
            <text:p text:style-name="P8"><text:s/>2 meter </text:p>
            <text:p text:style-name="P8"><text:s/>3 meters </text:p>
            <text:p text:style-name="P8"><text:s/>2 metes </text:p>
            <text:p text:style-name="P8"><text:s/>2 meted </text:p>
            <text:p text:style-name="P8"><text:s/>2 metis </text:p>
            <text:p text:style-name="P8"><text:s/>5 metical </text:p>
            <text:p text:style-name="P8"><text:soft-page-break/>11 meticals </text:p>
            <text:p text:style-name="P8"><text:s/>3 metier </text:p>
            <text:p text:style-name="P8"><text:s/>5 metiers </text:p>
            <text:p text:style-name="P8"><text:s/>3 meting </text:p>
            <text:p text:style-name="P8"><text:s/>1 meta </text:p>
            <text:p text:style-name="P8"><text:s/>2 metal </text:p>
            <text:p text:style-name="P8"><text:s/>3 metals </text:p>
            <text:p text:style-name="P8">11 metalise </text:p>
            <text:p text:style-name="P8">11 metalised </text:p>
            <text:p text:style-name="P8">11 metaling </text:p>
            <text:p text:style-name="P8"><text:s/>3 metric </text:p>
            <text:p text:style-name="P8"><text:s/>5 metrics </text:p>
            <text:p text:style-name="P8">11 metrical </text:p>
            <text:p text:style-name="P8"><text:s/>5 metring </text:p>
            <text:p text:style-name="P8"><text:s/>2 metre </text:p>
            <text:p text:style-name="P8"><text:s/>3 metres </text:p>
            <text:p text:style-name="P8"><text:s/>2 metro </text:p>
            <text:p text:style-name="P8"><text:s/>3 metros </text:p>
            <text:p text:style-name="P8"><text:s/>3 metage </text:p>
            <text:p text:style-name="P8"><text:s/>5 metages </text:p>
            <text:p text:style-name="P8"><text:s/>2 merit </text:p>
            <text:p text:style-name="P8"><text:s/>5 merited </text:p>
            <text:p text:style-name="P8"><text:s/>3 merits </text:p>
            <text:p text:style-name="P8"><text:s/>1 mere </text:p>
            <text:p text:style-name="P8"><text:s/>2 meres </text:p>
            <text:p text:style-name="P8"><text:s/>3 meager </text:p>
            <text:p text:style-name="P8"><text:s/>1 mean </text:p>
            <text:p text:style-name="P8"><text:s/>5 meander </text:p>
            <text:p text:style-name="P8">11 meanders </text:p>
            <text:p text:style-name="P8"><text:s/>3 meaner </text:p>
            <text:p text:style-name="P8"><text:s/>5 meaners </text:p>
            <text:p text:style-name="P8"><text:s/>3 meanie </text:p>
            <text:p text:style-name="P8"><text:s/>5 meanies </text:p>
            <text:p text:style-name="P8"><text:s/>2 meant </text:p>
            <text:p text:style-name="P8"><text:s/>1 meat </text:p>
            <text:p text:style-name="P8"><text:s/>3 meated </text:p>
            <text:p text:style-name="P8"><text:s/>5 meatier </text:p>
            <text:p text:style-name="P8"><text:s/>3 meatal </text:p>
            <text:p text:style-name="P8"><text:s/>2 meats </text:p>
            <text:p text:style-name="P8"><text:s/>1 meal </text:p>
            <text:p text:style-name="P8"><text:s/>3 mesian </text:p>
            <text:p text:style-name="P8"><text:s/>3 mesial </text:p>
            <text:p text:style-name="P8"><text:s/>2 media </text:p>
            <text:p text:style-name="P8">11 mediagenic </text:p>
            <text:p text:style-name="P8"><text:s/>3 median </text:p>
            <text:p text:style-name="P8"><text:s/>5 mediant </text:p>
            <text:p text:style-name="P8">11 mediants </text:p>
            <text:p text:style-name="P8"><text:s/>5 mediate </text:p>
            <text:p text:style-name="P8">11 mediates </text:p>
            <text:p text:style-name="P8">11 mediated </text:p>
            <text:p text:style-name="P8">11 mediating </text:p>
            <text:p text:style-name="P8">11 mediatrices </text:p>
            <text:p text:style-name="P8"><text:s/>3 medial </text:p>
            <text:p text:style-name="P8"><text:s/>1 mien </text:p>
            <text:p text:style-name="P8"><text:s/>1 mist </text:p>
            <text:p text:style-name="P8"><text:s/>3 mister </text:p>
            <text:p text:style-name="P8"><text:soft-page-break/><text:s/>5 misters </text:p>
            <text:p text:style-name="P8"><text:s/>3 misted </text:p>
            <text:p text:style-name="P8"><text:s/>5 mistend </text:p>
            <text:p text:style-name="P8">11 mistends </text:p>
            <text:p text:style-name="P8"><text:s/>5 mistier </text:p>
            <text:p text:style-name="P8"><text:s/>5 misting </text:p>
            <text:p text:style-name="P8">11 mistrial </text:p>
            <text:p text:style-name="P8">11 mistrials </text:p>
            <text:p text:style-name="P8">11 mistrace </text:p>
            <text:p text:style-name="P8">11 mistraces </text:p>
            <text:p text:style-name="P8">11 mistraced </text:p>
            <text:p text:style-name="P8">11 mistracing </text:p>
            <text:p text:style-name="P8"><text:s/>5 mistral </text:p>
            <text:p text:style-name="P8">11 mistrals </text:p>
            <text:p text:style-name="P8">11 mistrain </text:p>
            <text:p text:style-name="P8">11 mistrained </text:p>
            <text:p text:style-name="P8">11 misraise </text:p>
            <text:p text:style-name="P8">11 misraised </text:p>
            <text:p text:style-name="P8"><text:s/>5 misrate </text:p>
            <text:p text:style-name="P8">11 misrates </text:p>
            <text:p text:style-name="P8">11 misrated </text:p>
            <text:p text:style-name="P8">11 misrating </text:p>
            <text:p text:style-name="P8">11 misrelies </text:p>
            <text:p text:style-name="P8">11 misrelied </text:p>
            <text:p text:style-name="P8">11 misrelate </text:p>
            <text:p text:style-name="P8">11 misrelates </text:p>
            <text:p text:style-name="P8">11 misrelated </text:p>
            <text:p text:style-name="P8">11 misrelating </text:p>
            <text:p text:style-name="P8">11 misrender </text:p>
            <text:p text:style-name="P8">11 misrenders </text:p>
            <text:p text:style-name="P8">11 mispaint </text:p>
            <text:p text:style-name="P8">11 mispainted </text:p>
            <text:p text:style-name="P8"><text:s/>5 mispart </text:p>
            <text:p text:style-name="P8">11 misparted </text:p>
            <text:p text:style-name="P8">11 misparting </text:p>
            <text:p text:style-name="P8">11 misprice </text:p>
            <text:p text:style-name="P8">11 misprices </text:p>
            <text:p text:style-name="P8">11 mispriced </text:p>
            <text:p text:style-name="P8">11 misprint </text:p>
            <text:p text:style-name="P8">11 misprinted </text:p>
            <text:p text:style-name="P8"><text:s/>1 mise </text:p>
            <text:p text:style-name="P8">11 misenter </text:p>
            <text:p text:style-name="P8">11 misenters </text:p>
            <text:p text:style-name="P8">11 misentries </text:p>
            <text:p text:style-name="P8"><text:s/>2 miser </text:p>
            <text:p text:style-name="P8">11 miseries </text:p>
            <text:p text:style-name="P8"><text:s/>3 miseat </text:p>
            <text:p text:style-name="P8">11 miseaten </text:p>
            <text:p text:style-name="P8">11 miseating </text:p>
            <text:p text:style-name="P8"><text:s/>1 miso </text:p>
            <text:p text:style-name="P8">11 misorient </text:p>
            <text:p text:style-name="P8">11 misoriented </text:p>
            <text:p text:style-name="P8"><text:s/>5 misdeal </text:p>
            <text:p text:style-name="P8">11 misdealing </text:p>
            <text:p text:style-name="P8"><text:s/>2 misdo </text:p>
            <text:p text:style-name="P8"><text:s/>5 miscode </text:p>
            <text:p text:style-name="P8"><text:soft-page-break/><text:s/>1 mids </text:p>
            <text:p text:style-name="P8"><text:s/>2 midst </text:p>
            <text:p text:style-name="P8">11 midspace </text:p>
            <text:p text:style-name="P8">11 midspaces </text:p>
            <text:p text:style-name="P8">11 isoprene </text:p>
            <text:p text:style-name="P8">11 isoprenes </text:p>
            <text:p text:style-name="P8"><text:s/>2 imine </text:p>
            <text:p text:style-name="P8"><text:s/>3 imines </text:p>
            <text:p text:style-name="P8"><text:s/>5 imagine </text:p>
            <text:p text:style-name="P8">11 imaginer </text:p>
            <text:p text:style-name="P8">11 imaginers </text:p>
            <text:p text:style-name="P8">11 imagines </text:p>
            <text:p text:style-name="P8">11 imagined </text:p>
            <text:p text:style-name="P8"><text:s/>5 identic </text:p>
            <text:p text:style-name="P8">11 identical </text:p>
            <text:p text:style-name="P8"><text:s/>1 idea </text:p>
            <text:p text:style-name="P8"><text:s/>3 ideate </text:p>
            <text:p text:style-name="P8"><text:s/>5 ideates </text:p>
            <text:p text:style-name="P8"><text:s/>5 ideated </text:p>
            <text:p text:style-name="P8">11 ideating </text:p>
            <text:p text:style-name="P8"><text:s/>2 ideal </text:p>
            <text:p text:style-name="P8"><text:s/>1 ides </text:p>
            <text:p text:style-name="P8"><text:s/>1 idem </text:p>
            <text:p text:style-name="P8"><text:s/>3 denier </text:p>
            <text:p text:style-name="P8"><text:s/>5 deniers </text:p>
            <text:p text:style-name="P8"><text:s/>3 denies </text:p>
            <text:p text:style-name="P8"><text:s/>3 denied </text:p>
            <text:p text:style-name="P8">11 deringer </text:p>
            <text:p text:style-name="P8">11 deringers </text:p>
            <text:p text:style-name="P8">11 deracinate </text:p>
            <text:p text:style-name="P8">11 deracinates </text:p>
            <text:p text:style-name="P8">11 deracinated </text:p>
            <text:p text:style-name="P8"><text:s/>3 derail </text:p>
            <text:p text:style-name="P8"><text:s/>5 derails </text:p>
            <text:p text:style-name="P8"><text:s/>2 derat </text:p>
            <text:p text:style-name="P8"><text:s/>3 derate </text:p>
            <text:p text:style-name="P8"><text:s/>5 derates </text:p>
            <text:p text:style-name="P8"><text:s/>5 derated </text:p>
            <text:p text:style-name="P8">11 derating </text:p>
            <text:p text:style-name="P8"><text:s/>3 derats </text:p>
            <text:p text:style-name="P8"><text:s/>1 dere </text:p>
            <text:p text:style-name="P8"><text:s/>1 dean </text:p>
            <text:p text:style-name="P8"><text:s/>3 deaned </text:p>
            <text:p text:style-name="P8"><text:s/>1 deal </text:p>
            <text:p text:style-name="P8"><text:s/>5 dealing </text:p>
            <text:p text:style-name="P8"><text:s/>5 destine </text:p>
            <text:p text:style-name="P8">11 destines </text:p>
            <text:p text:style-name="P8">11 destined </text:p>
            <text:p text:style-name="P8"><text:s/>5 destain </text:p>
            <text:p text:style-name="P8">11 destained </text:p>
            <text:p text:style-name="P8">11 destrier </text:p>
            <text:p text:style-name="P8">11 destriers </text:p>
            <text:p text:style-name="P8"><text:s/>5 despair </text:p>
            <text:p text:style-name="P8">11 desperate </text:p>
            <text:p text:style-name="P8"><text:s/>3 demand </text:p>
            <text:p text:style-name="P8"><text:s/>5 demands </text:p>
            <text:p text:style-name="P8"><text:soft-page-break/>11 demander </text:p>
            <text:p text:style-name="P8">11 demanders </text:p>
            <text:p text:style-name="P8"><text:s/>2 deist </text:p>
            <text:p text:style-name="P8"><text:s/>5 deistic </text:p>
            <text:p text:style-name="P8">11 deistical </text:p>
            <text:p text:style-name="P8"><text:s/>3 dories </text:p>
            <text:p text:style-name="P8"><text:s/>1 dore </text:p>
            <text:p text:style-name="P8"><text:s/>1 dorp </text:p>
            <text:p text:style-name="P8"><text:s/>2 dorps </text:p>
            <text:p text:style-name="P8"><text:s/>1 dors </text:p>
            <text:p text:style-name="P8"><text:s/>1 dopa </text:p>
            <text:p text:style-name="P8"><text:s/>2 dopas </text:p>
            <text:p text:style-name="P8"><text:s/>1 dope </text:p>
            <text:p text:style-name="P8"><text:s/>2 dopes </text:p>
            <text:p text:style-name="P8"><text:s/>2 doper </text:p>
            <text:p text:style-name="P8"><text:s/>3 dopers </text:p>
            <text:p text:style-name="P8"><text:s/>1 dost </text:p>
            <text:p text:style-name="P8"><text:s/>1 dose </text:p>
            <text:p text:style-name="P8"><text:s/>2 doser </text:p>
            <text:p text:style-name="P8">11 dosimeter </text:p>
            <text:p text:style-name="P8">11 dosimeters </text:p>
            <text:p text:style-name="P8">11 dosimetric </text:p>
            <text:p text:style-name="P8">11 dosimetries </text:p>
            <text:p text:style-name="P8"><text:s/>1 docs </text:p>
            <text:p text:style-name="P8">11 diagenetic </text:p>
            <text:p text:style-name="P8"><text:s/>1 dial </text:p>
            <text:p text:style-name="P8"><text:s/>5 dialing </text:p>
            <text:p text:style-name="P8"><text:s/>3 diamin </text:p>
            <text:p text:style-name="P8"><text:s/>5 diamine </text:p>
            <text:p text:style-name="P8">11 diamines </text:p>
            <text:p text:style-name="P8">11 diameter </text:p>
            <text:p text:style-name="P8">11 diameters </text:p>
            <text:p text:style-name="P8">11 diametric </text:p>
            <text:p text:style-name="P8">11 diametrical </text:p>
            <text:p text:style-name="P8">11 diametral </text:p>
            <text:p text:style-name="P8"><text:s/>2 diene </text:p>
            <text:p text:style-name="P8"><text:s/>3 dienes </text:p>
            <text:p text:style-name="P8"><text:s/>1 diet </text:p>
            <text:p text:style-name="P8"><text:s/>3 dieter </text:p>
            <text:p text:style-name="P8"><text:s/>5 dieters </text:p>
            <text:p text:style-name="P8"><text:s/>3 dieted </text:p>
            <text:p text:style-name="P8"><text:s/>5 dieting </text:p>
            <text:p text:style-name="P8">11 dietaries </text:p>
            <text:p text:style-name="P8"><text:s/>2 diets </text:p>
            <text:p text:style-name="P8"><text:s/>1 dies </text:p>
            <text:p text:style-name="P8"><text:s/>5 diester </text:p>
            <text:p text:style-name="P8">11 diesters </text:p>
            <text:p text:style-name="P8"><text:s/>5 distend </text:p>
            <text:p text:style-name="P8">11 distends </text:p>
            <text:p text:style-name="P8"><text:s/>3 distil </text:p>
            <text:p text:style-name="P8"><text:s/>5 distils </text:p>
            <text:p text:style-name="P8"><text:s/>3 distal </text:p>
            <text:p text:style-name="P8"><text:s/>5 distain </text:p>
            <text:p text:style-name="P8">11 distained </text:p>
            <text:p text:style-name="P8">11 distrain </text:p>
            <text:p text:style-name="P8">11 distrainer </text:p>
            <text:p text:style-name="P8"><text:soft-page-break/>11 distrainers </text:p>
            <text:p text:style-name="P8">11 distrained </text:p>
            <text:p text:style-name="P8"><text:s/>5 disrate </text:p>
            <text:p text:style-name="P8">11 disrates </text:p>
            <text:p text:style-name="P8">11 disrated </text:p>
            <text:p text:style-name="P8">11 disrating </text:p>
            <text:p text:style-name="P8">11 disrelated </text:p>
            <text:p text:style-name="P8"><text:s/>5 dispart </text:p>
            <text:p text:style-name="P8">11 disparted </text:p>
            <text:p text:style-name="P8">11 disparting </text:p>
            <text:p text:style-name="P8"><text:s/>3 dispel </text:p>
            <text:p text:style-name="P8"><text:s/>5 dispels </text:p>
            <text:p text:style-name="P8">11 dispraise </text:p>
            <text:p text:style-name="P8">11 dispraiser </text:p>
            <text:p text:style-name="P8">11 dispraised </text:p>
            <text:p text:style-name="P8"><text:s/>5 disport </text:p>
            <text:p text:style-name="P8">11 disported </text:p>
            <text:p text:style-name="P8">11 disporting </text:p>
            <text:p text:style-name="P8">11 disentail </text:p>
            <text:p text:style-name="P8">11 disentails </text:p>
            <text:p text:style-name="P8">11 disorient </text:p>
            <text:p text:style-name="P8"><text:s/>1 disc </text:p>
            <text:p text:style-name="P8"><text:s/>2 disco </text:p>
            <text:p text:style-name="P8"><text:s/>1 dime </text:p>
            <text:p text:style-name="P8"><text:s/>5 dimeter </text:p>
            <text:p text:style-name="P8">11 dimeters </text:p>
            <text:p text:style-name="P8">11 dimetric </text:p>
            <text:p text:style-name="P8"><text:s/>2 dimer </text:p>
            <text:p text:style-name="P8"><text:s/>5 dimeric </text:p>
            <text:p text:style-name="P8"><text:s/>3 dimers </text:p>
            <text:p text:style-name="P8"><text:s/>2 dimes </text:p>
            <text:p text:style-name="P8"><text:s/>2 coria </text:p>
            <text:p text:style-name="P8"><text:s/>3 coring </text:p>
            <text:p text:style-name="P8"><text:s/>5 coracle </text:p>
            <text:p text:style-name="P8">11 coracles </text:p>
            <text:p text:style-name="P8"><text:s/>2 coral </text:p>
            <text:p text:style-name="P8"><text:s/>3 corals </text:p>
            <text:p text:style-name="P8"><text:s/>1 core </text:p>
            <text:p text:style-name="P8">11 corelate </text:p>
            <text:p text:style-name="P8">11 corelates </text:p>
            <text:p text:style-name="P8">11 corelated </text:p>
            <text:p text:style-name="P8">11 corelating </text:p>
            <text:p text:style-name="P8"><text:s/>2 cores </text:p>
            <text:p text:style-name="P8">11 cortices </text:p>
            <text:p text:style-name="P8">11 cortical </text:p>
            <text:p text:style-name="P8"><text:s/>3 cortin </text:p>
            <text:p text:style-name="P8"><text:s/>2 corps </text:p>
            <text:p text:style-name="P8"><text:s/>3 corpse </text:p>
            <text:p text:style-name="P8"><text:s/>5 coremia </text:p>
            <text:p text:style-name="P8"><text:s/>2 cored </text:p>
            <text:p text:style-name="P8"><text:s/>2 corse </text:p>
            <text:p text:style-name="P8"><text:s/>3 corset </text:p>
            <text:p text:style-name="P8">11 corseted </text:p>
            <text:p text:style-name="P8">11 corseting </text:p>
            <text:p text:style-name="P8"><text:s/>2 copal </text:p>
            <text:p text:style-name="P8"><text:s/>3 copals </text:p>
            <text:p text:style-name="P8"><text:soft-page-break/>11 copartner </text:p>
            <text:p text:style-name="P8">11 copartners </text:p>
            <text:p text:style-name="P8">11 coparent </text:p>
            <text:p text:style-name="P8">11 coparents </text:p>
            <text:p text:style-name="P8"><text:s/>1 cope </text:p>
            <text:p text:style-name="P8"><text:s/>2 copes </text:p>
            <text:p text:style-name="P8"><text:s/>2 coper </text:p>
            <text:p text:style-name="P8"><text:s/>3 copers </text:p>
            <text:p text:style-name="P8"><text:s/>2 copra </text:p>
            <text:p text:style-name="P8"><text:s/>3 copras </text:p>
            <text:p text:style-name="P8">11 copremia </text:p>
            <text:p text:style-name="P8"><text:s/>1 cops </text:p>
            <text:p text:style-name="P8"><text:s/>2 copse </text:p>
            <text:p text:style-name="P8"><text:s/>1 cost </text:p>
            <text:p text:style-name="P8"><text:s/>3 coster </text:p>
            <text:p text:style-name="P8"><text:s/>5 costers </text:p>
            <text:p text:style-name="P8"><text:s/>3 costed </text:p>
            <text:p text:style-name="P8"><text:s/>5 costing </text:p>
            <text:p text:style-name="P8"><text:s/>2 costa </text:p>
            <text:p text:style-name="P8"><text:s/>3 costal </text:p>
            <text:p text:style-name="P8"><text:s/>3 costae </text:p>
            <text:p text:style-name="P8"><text:s/>3 costar </text:p>
            <text:p text:style-name="P8"><text:s/>5 costrel </text:p>
            <text:p text:style-name="P8">11 costrels </text:p>
            <text:p text:style-name="P8"><text:s/>2 coset </text:p>
            <text:p text:style-name="P8"><text:s/>2 cosie </text:p>
            <text:p text:style-name="P8"><text:s/>3 cosier </text:p>
            <text:p text:style-name="P8"><text:s/>3 cosied </text:p>
            <text:p text:style-name="P8"><text:s/>1 code </text:p>
            <text:p text:style-name="P8"><text:s/>2 coden </text:p>
            <text:p text:style-name="P8"><text:s/>2 coder </text:p>
            <text:p text:style-name="P8"><text:s/>3 coders </text:p>
            <text:p text:style-name="P8"><text:s/>2 codes </text:p>
            <text:p text:style-name="P8"><text:s/>3 codeia </text:p>
            <text:p text:style-name="P8"><text:s/>1 cods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8:46:53.602674478</meta:creation-date>
    <dc:date>2014-12-11T14:03:54.781328233</dc:date>
    <meta:editing-duration>PT54M48S</meta:editing-duration>
    <meta:editing-cycles>2</meta:editing-cycles>
    <meta:generator>LibreOffice/4.2.7.2$Linux_X86_64 LibreOffice_project/420m0$Build-2</meta:generator>
    <meta:document-statistic meta:table-count="2" meta:image-count="0" meta:object-count="0" meta:page-count="7" meta:paragraph-count="2272" meta:word-count="4561" meta:character-count="23177" meta:non-whitespace-character-count="16828"/>
  </office:meta>
</office:document-meta>
</file>